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7.338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3.928cm"/>
    </style:style>
    <style:style style:name="co10" style:family="table-column">
      <style:table-column-properties fo:break-before="auto" style:column-width="6.16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78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653cm"/>
    </style:style>
    <style:style style:name="co15" style:family="table-column">
      <style:table-column-properties fo:break-before="auto" style:column-width="2.614cm"/>
    </style:style>
    <style:style style:name="co16" style:family="table-column">
      <style:table-column-properties fo:break-before="auto" style:column-width="3.48cm"/>
    </style:style>
    <style:style style:name="co17" style:family="table-column">
      <style:table-column-properties fo:break-before="auto" style:column-width="2.429cm"/>
    </style:style>
    <style:style style:name="co18" style:family="table-column">
      <style:table-column-properties fo:break-before="auto" style:column-width="2.034cm"/>
    </style:style>
    <style:style style:name="co19" style:family="table-column">
      <style:table-column-properties fo:break-before="auto" style:column-width="2.037cm"/>
    </style:style>
    <style:style style:name="co20" style:family="table-column">
      <style:table-column-properties fo:break-before="auto" style:column-width="1.665cm"/>
    </style:style>
    <style:style style:name="co21" style:family="table-column">
      <style:table-column-properties fo:break-before="auto" style:column-width="4.082cm"/>
    </style:style>
    <style:style style:name="co22" style:family="table-column">
      <style:table-column-properties fo:break-before="auto" style:column-width="2.004cm"/>
    </style:style>
    <style:style style:name="co23" style:family="table-column">
      <style:table-column-properties fo:break-before="auto" style:column-width="1.739cm"/>
    </style:style>
    <style:style style:name="co24" style:family="table-column">
      <style:table-column-properties fo:break-before="auto" style:column-width="1.789cm"/>
    </style:style>
    <style:style style:name="co25" style:family="table-column">
      <style:table-column-properties fo:break-before="auto" style:column-width="7.28cm"/>
    </style:style>
    <style:style style:name="co26" style:family="table-column">
      <style:table-column-properties fo:break-before="auto" style:column-width="4.879cm"/>
    </style:style>
    <style:style style:name="co27" style:family="table-column">
      <style:table-column-properties fo:break-before="auto" style:column-width="10.16cm"/>
    </style:style>
    <style:style style:name="co28" style:family="table-column">
      <style:table-column-properties fo:break-before="auto" style:column-width="3.981cm"/>
    </style:style>
    <style:style style:name="co29" style:family="table-column">
      <style:table-column-properties fo:break-before="auto" style:column-width="6.325cm"/>
    </style:style>
    <style:style style:name="co30" style:family="table-column">
      <style:table-column-properties fo:break-before="auto" style:column-width="4.283cm"/>
    </style:style>
    <style:style style:name="co31" style:family="table-column">
      <style:table-column-properties fo:break-before="auto" style:column-width="3.671cm"/>
    </style:style>
    <style:style style:name="co32" style:family="table-column">
      <style:table-column-properties fo:break-before="auto" style:column-width="6.237cm"/>
    </style:style>
    <style:style style:name="co33" style:family="table-column">
      <style:table-column-properties fo:break-before="auto" style:column-width="2.912cm"/>
    </style:style>
    <style:style style:name="co34" style:family="table-column">
      <style:table-column-properties fo:break-before="auto" style:column-width="1.265cm"/>
    </style:style>
    <style:style style:name="co35" style:family="table-column">
      <style:table-column-properties fo:break-before="auto" style:column-width="7.525cm"/>
    </style:style>
    <style:style style:name="co36" style:family="table-column">
      <style:table-column-properties fo:break-before="auto" style:column-width="7.146cm"/>
    </style:style>
    <style:style style:name="co37" style:family="table-column">
      <style:table-column-properties fo:break-before="auto" style:column-width="4.424cm"/>
    </style:style>
    <style:style style:name="co38" style:family="table-column">
      <style:table-column-properties fo:break-before="auto" style:column-width="3.203cm"/>
    </style:style>
    <style:style style:name="co39" style:family="table-column">
      <style:table-column-properties fo:break-before="auto" style:column-width="4.747cm"/>
    </style:style>
    <style:style style:name="co40" style:family="table-column">
      <style:table-column-properties fo:break-before="auto" style:column-width="2.981cm"/>
    </style:style>
    <style:style style:name="co41" style:family="table-column">
      <style:table-column-properties fo:break-before="auto" style:column-width="4.117cm"/>
    </style:style>
    <style:style style:name="co42" style:family="table-column">
      <style:table-column-properties fo:break-before="auto" style:column-width="2.574cm"/>
    </style:style>
    <style:style style:name="co43" style:family="table-column">
      <style:table-column-properties fo:break-before="auto" style:column-width="2.623cm"/>
    </style:style>
    <style:style style:name="co44" style:family="table-column">
      <style:table-column-properties fo:break-before="auto" style:column-width="2.723cm"/>
    </style:style>
    <style:style style:name="co45" style:family="table-column">
      <style:table-column-properties fo:break-before="auto" style:column-width="1.70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736cm" fo:break-before="auto" style:use-optimal-row-height="false"/>
    </style:style>
    <style:style style:name="ro5" style:family="table-row">
      <style:table-row-properties style:row-height="1.0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422525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22525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3" style:family="table-cell" style:parent-style-name="Default">
      <style:table-cell-properties fo:border="0.06pt solid #ffffff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353d71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53d71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46" style:family="table-cell" style:parent-style-name="Default">
      <style:table-cell-properties fo:border="0.06pt solid #ffffff"/>
    </style:style>
    <style:style style:name="ce7" style:family="table-cell" style:parent-style-name="Default">
      <style:table-cell-properties fo:background-color="#345b3a" style:text-align-source="fix" style:repeat-content="false" fo:border="0.06pt solid #ffffff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9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end" fo:margin-left="0cm"/>
      <style:text-properties fo:color="#ffffff" style:font-name="Arial" fo:font-size="9pt" style:font-name-asian="Arial Unicode MS" style:font-size-asian="9pt" style:font-name-complex="Tahoma" style:font-size-complex="9pt"/>
    </style:style>
    <style:style style:name="ce10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 fo:margin-left="0cm"/>
      <style:text-properties fo:color="#ffffff" fo:font-size="9pt" style:font-size-asian="9pt" style:font-size-complex="9pt"/>
    </style:style>
    <style:style style:name="ce77" style:family="table-cell" style:parent-style-name="Default">
      <style:table-cell-properties fo:background-color="#345b3a" style:cell-protect="none" style:print-content="true" style:text-align-source="fix" style:repeat-content="false" fo:border="0.06pt solid #ffffff" style:vertical-align="middle"/>
      <style:paragraph-properties fo:text-align="end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ead6d6" style:cell-protect="none" style:print-content="true" fo:border="0.06pt solid #ffffff"/>
    </style:style>
    <style:style style:name="ce15" style:family="table-cell" style:parent-style-name="Default">
      <style:table-cell-properties fo:background-color="#9aa3e2" style:cell-protect="none" style:print-content="true" fo:border="0.06pt solid #ffffff"/>
    </style:style>
    <style:style style:name="ce16" style:family="table-cell" style:parent-style-name="Default">
      <style:table-cell-properties fo:background-color="#9aa3e2" style:cell-protect="none" style:print-content="true" fo:border="0.06pt solid #ffffff"/>
      <style:text-properties style:font-name="Arial" fo:font-size="8pt" style:font-name-asian="Arial Unicode MS" style:font-size-asian="8pt" style:font-name-complex="Arial Unicode MS" style:font-size-complex="8pt"/>
    </style:style>
    <style:style style:name="ce17" style:family="table-cell" style:parent-style-name="Default" style:data-style-name="N100">
      <style:table-cell-properties fo:background-color="#9aa3e2" style:cell-protect="none" style:print-content="true" fo:border="0.06pt solid #ffffff"/>
      <style:text-properties style:font-name="Arial" style:font-name-asian="Arial Unicode MS" style:font-name-complex="Tahoma"/>
    </style:style>
    <style:style style:name="ce18" style:family="table-cell" style:parent-style-name="Default">
      <style:table-cell-properties fo:background-color="#ffffff" fo:border="0.06pt solid #ffffff"/>
    </style:style>
    <style:style style:name="ce19" style:family="table-cell" style:parent-style-name="Default">
      <style:table-cell-properties fo:background-color="#b1c5b5" style:cell-protect="none" style:print-content="true" fo:border="0.06pt solid #ffffff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b1c5b5" style:cell-protect="none" style:print-content="true" fo:border="0.06pt solid #ffffff"/>
      <style:text-properties style:font-name="Arial" fo:font-size="8pt" style:font-name-asian="Arial" style:font-size-asian="8pt" style:font-name-complex="Arial" style:font-size-complex="8pt"/>
    </style:style>
    <style:style style:name="ce21" style:family="table-cell" style:parent-style-name="Default">
      <style:table-cell-properties fo:background-color="#345b3a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ce22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345b3a" style:text-align-source="fix" style:repeat-content="false" fo:border="0.06pt solid #ffffff"/>
      <style:paragraph-properties fo:text-align="end" fo:margin-left="0cm"/>
      <style:text-properties fo:color="#ffffff" style:font-name="Arial" fo:font-weight="bold" style:font-name-asian="Arial Unicode MS" style:font-weight-asian="bold" style:font-name-complex="Tahoma" style:font-weight-complex="bold"/>
    </style:style>
    <style:style style:name="ce71" style:family="table-cell" style:parent-style-name="Default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422525" fo:border="0.06pt solid #ffffff"/>
      <style:text-properties fo:color="#ffffff"/>
    </style:style>
    <style:style style:name="ce82" style:family="table-cell" style:parent-style-name="Default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cm"/>
    </style:style>
    <style:style style:name="ce27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start" fo:margin-left="0cm"/>
    </style:style>
    <style:style style:name="ce28" style:family="table-cell" style:parent-style-name="Default">
      <style:table-cell-properties style:cell-protect="none" style:print-content="true" fo:background-color="transparent"/>
    </style:style>
    <style:style style:name="ce29" style:family="table-cell" style:parent-style-name="Default" style:data-style-name="N100">
      <style:table-cell-properties fo:background-color="#355e00" fo:border="0.06pt solid #ffffff"/>
      <style:text-properties fo:color="#ffffff"/>
    </style:style>
    <style:style style:name="ce30" style:family="table-cell" style:parent-style-name="Default" style:data-style-name="N100">
      <style:table-cell-properties fo:border="0.06pt solid #ffffff"/>
    </style:style>
    <style:style style:name="ce31" style:family="table-cell" style:parent-style-name="Default" style:data-style-name="N100">
      <style:table-cell-properties fo:background-color="#b1c5b5" style:cell-protect="none" style:print-content="true" style:text-align-source="fix" style:repeat-content="false" fo:border="0.06pt solid #ffffff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fo:background-color="#90a694" style:cell-protect="none" style:print-content="true" style:text-align-source="fix" style:repeat-content="false" fo:border="0.06pt solid #ffffff"/>
      <style:paragraph-properties fo:text-align="center" fo:margin-left="0cm"/>
    </style:style>
    <style:style style:name="ce33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3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 style:data-style-name="N100">
      <style:table-cell-properties style:cell-protect="none" style:print-content="true" fo:background-color="transparent"/>
    </style:style>
    <style:style style:name="ce37" style:family="table-cell" style:parent-style-name="Default" style:data-style-name="N100">
      <style:table-cell-properties fo:background-color="#355e00" fo:border="0.06pt solid #ffffff"/>
      <style:text-properties fo:color="#000000"/>
    </style:style>
    <style:style style:name="ce38" style:family="table-cell" style:parent-style-name="Default" style:data-style-name="N100">
      <style:table-cell-properties fo:border="0.06pt solid #ffffff"/>
      <style:text-properties style:use-window-font-color="true"/>
    </style:style>
    <style:style style:name="ce39" style:family="table-cell" style:parent-style-name="Default" style:data-style-name="N100">
      <style:table-cell-properties fo:background-color="#422525" style:text-align-source="fix" style:repeat-content="false" fo:wrap-option="wrap" fo:border="0.06pt solid #ffffff" style:vertical-align="middle"/>
      <style:paragraph-properties fo:text-align="center" fo:margin-left="0cm"/>
      <style:text-properties fo:color="#999999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00">
      <style:table-cell-properties fo:background-color="#ead6d6" style:cell-protect="none" style:print-content="true" style:text-align-source="fix" style:repeat-content="false" fo:border="0.06pt solid #ffffff"/>
      <style:paragraph-properties fo:text-align="start" fo:margin-left="0cm"/>
    </style:style>
    <style:style style:name="ce41" style:family="table-cell" style:parent-style-name="Default">
      <style:table-cell-properties fo:background-color="#355e00" fo:border="0.06pt solid #ffffff"/>
      <style:text-properties fo:color="#ffffff"/>
    </style:style>
    <style:style style:name="ce42" style:family="table-cell" style:parent-style-name="Default">
      <style:table-cell-properties fo:background-color="#422525" style:text-align-source="fix" style:repeat-content="false" fo:border="0.06pt solid #ffffff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ackground-color="#ead6d6" style:cell-protect="none" style:print-content="true" style:text-align-source="fix" style:repeat-content="false" fo:border="0.06pt solid #ffffff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</style:style>
    <style:style style:name="ce100" style:family="table-cell" style:parent-style-name="Default">
      <style:table-cell-properties fo:background-color="#355e00" style:text-align-source="fix" style:repeat-content="false" fo:border="0.06pt solid #ffffff"/>
      <style:paragraph-properties fo:text-align="center" fo:margin-left="0cm"/>
      <style:text-properties fo:color="#ffffff"/>
    </style:style>
    <style:style style:name="ce101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  <style:style style:name="ce102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  <style:text-properties fo:color="#ffffff"/>
    </style:style>
    <style:style style:name="ce122" style:family="table-cell" style:parent-style-name="Default">
      <style:table-cell-properties fo:background-color="#9aa3e2" style:cell-protect="none" style:print-content="true" style:text-align-source="fix" style:repeat-content="false" fo:border="0.06pt solid #ffffff"/>
      <style:paragraph-properties fo:text-align="center" fo:margin-left="0cm"/>
    </style:style>
    <style:style style:name="ce104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4e5791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05" style:family="table-cell" style:parent-style-name="Default">
      <style:table-cell-properties fo:background-color="#9aa3e2" style:cell-protect="none" style:print-content="true" style:text-align-source="fix" style:repeat-content="false" fo:border="0.06pt solid #ffffff"/>
      <style:paragraph-properties fo:text-align="center" fo:margin-left="0cm"/>
    </style:style>
    <style:style style:name="ce51" style:family="table-cell" style:parent-style-name="Default">
      <style:table-cell-properties fo:background-color="#4e5791" style:text-align-source="fix" style:repeat-content="false" fo:border="0.06pt solid #ffffff"/>
      <style:paragraph-properties fo:text-align="center" fo:margin-left="0cm"/>
    </style:style>
    <style:style style:name="ce52" style:family="table-cell" style:parent-style-name="Default">
      <style:table-cell-properties fo:background-color="#4e5791" fo:border="0.06pt solid #ffffff"/>
    </style:style>
    <style:style style:name="ce53" style:family="table-cell" style:parent-style-name="Default">
      <style:table-cell-properties style:cell-protect="none" style:print-content="true" fo:background-color="transparent" fo:border="none"/>
    </style:style>
    <style:style style:name="ce54" style:family="table-cell" style:parent-style-name="Default">
      <style:table-cell-properties fo:background-color="#345b3a" style:text-align-source="fix" style:repeat-content="false" fo:wrap-option="wrap" style:vertical-align="top"/>
      <style:paragraph-properties fo:text-align="start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ackground-color="#b1c5b5" style:text-align-source="fix" style:repeat-content="false" fo:wrap-option="wrap" style:vertical-align="top"/>
      <style:paragraph-properties fo:text-align="start" fo:margin-left="0cm"/>
      <style:text-properties fo:color="#182c1b" fo:font-size="8pt" style:font-size-asian="8pt" style:font-size-complex="8pt"/>
    </style:style>
    <style:style style:name="ce129" style:family="table-cell" style:parent-style-name="Default">
      <style:table-cell-properties fo:background-color="#4c1900" style:text-align-source="fix" style:repeat-content="false" fo:border="0.06pt solid #ffffff"/>
      <style:paragraph-properties fo:text-align="start" fo:margin-left="0cm"/>
      <style:text-properties fo:color="#ffffff"/>
    </style:style>
    <style:style style:name="ce130" style:family="table-cell" style:parent-style-name="Default">
      <style:table-cell-properties fo:background-color="#4c1900" style:text-align-source="fix" style:repeat-content="false" fo:border="0.06pt solid #ffffff"/>
      <style:paragraph-properties fo:text-align="end" fo:margin-left="0cm"/>
      <style:text-properties fo:color="#ffffff"/>
    </style:style>
    <style:style style:name="ce131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132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background-color="#800000"/>
      <style:text-properties fo:color="#ffffff"/>
    </style:style>
    <style:style style:name="ce134" style:family="table-cell" style:parent-style-name="Default">
      <style:text-properties style:font-name="Arial" style:font-name-asian="Arial Unicode MS" style:font-name-complex="Tahoma"/>
    </style:style>
    <style:style style:name="ce135" style:family="table-cell" style:parent-style-name="Default" style:data-style-name="N195"/>
    <style:style style:name="ce120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145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 style:font-name="Arial" fo:font-size="9pt" style:font-name-asian="WenQuanYi Micro Hei" style:font-size-asian="9pt" style:font-name-complex="Lohit Hindi" style:font-size-complex="9pt"/>
    </style:style>
    <style:style style:name="ce146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style:font-name-asian="Arial Unicode MS" style:font-name-complex="Tahoma"/>
    </style:style>
    <style:style style:name="ce147" style:family="table-cell" style:parent-style-name="Default">
      <style:table-cell-properties fo:background-color="#4c1900" style:text-align-source="fix" style:repeat-content="false" fo:border="0.06pt solid #ffffff" style:vertical-align="middle"/>
      <style:paragraph-properties fo:text-align="start" fo:margin-left="0cm"/>
      <style:text-properties fo:color="#ffffff"/>
    </style:style>
    <style:style style:name="ce148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149" style:family="table-cell" style:parent-style-name="Default" style:data-style-name="N99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ce150" style:family="table-cell" style:parent-style-name="Default" style:data-style-name="N99"/>
    <style:style style:name="ce70" style:family="table-cell" style:parent-style-name="Default">
      <style:table-cell-properties fo:background-color="#8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36" style:family="table-cell" style:parent-style-name="Default">
      <style:table-cell-properties fo:background-color="#800000" fo:border="0.06pt solid #ffffff"/>
      <style:text-properties fo:color="#ffffff"/>
    </style:style>
    <style:style style:name="ce72" style:family="table-cell" style:parent-style-name="Default">
      <style:table-cell-properties fo:background-color="#800000" fo:border="0.06pt solid #ffffff"/>
      <style:text-properties fo:color="#ffffff" style:font-name="Arial" style:font-name-asian="Arial Unicode MS" style:font-name-complex="Tahoma"/>
    </style:style>
    <style:style style:name="ce73" style:family="table-cell" style:parent-style-name="Default" style:data-style-name="N100"/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 style:data-style-name="N2"/>
    <style:style style:name="ce162" style:family="table-cell" style:parent-style-name="Default">
      <style:text-properties fo:color="#00a933" fo:font-weight="bold" style:font-weight-asian="bold" style:font-weight-complex="bold"/>
    </style:style>
    <style:style style:name="ce76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fo:background-color="#d4adad" loext:decorative="false"/>
    </style:style>
    <style:style style:name="gr2" style:family="graphic" style:parent-style-name="Default">
      <style:graphic-properties fo:background-color="#9aa3e2" loext:decorative="false"/>
      <style:text-properties fo:color="#ffffff"/>
    </style:style>
    <style:style style:name="gr3" style:family="graphic" style:parent-style-name="Default">
      <style:graphic-properties fo:background-color="#9aa3e2" loext:decorative="false"/>
    </style:style>
    <style:style style:name="gr4" style:family="graphic" style:parent-style-name="Default">
      <style:graphic-properties fo:background-color="#b1c5b5" loext:decorative="false"/>
    </style:style>
    <style:style style:name="gr5" style:family="graphic" style:parent-style-name="Default">
      <style:graphic-properties fo:background-color="#345b3a" loext:decorative="false"/>
      <style:paragraph-properties fo:text-align="end"/>
      <style:text-properties fo:color="#ffffff"/>
    </style:style>
    <style:style style:name="gr6" style:family="graphic" style:parent-style-name="Default">
      <style:graphic-properties loext:decorative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end"/>
      <style:text-properties fo:color="#ffffff"/>
    </style:style>
    <style:style style:name="P4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&quot;)" table:allow-empty-cell="false" table:display-list="no" table:base-cell-address="identificacao.A20"/>
        <table:content-validation table:name="val2" table:base-cell-address="identificacao.A17">
          <table:error-message table:message-type="stop" table:display="true"/>
        </table:content-validation>
        <table:content-validation table:name="val3" table:base-cell-address="perimetro_1.A11">
          <table:help-message table:title="Selecione um dos valores da lista" table:display="false">
            <text:p><text:s/></text:p>
          </table:help-message>
        </table:content-validation>
      </table:content-validations>
      <table:table table:name="identificacao" table:style-name="ta1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NaturezaServico" form:control-implementation="ooo:com.sun.star.form.component.ListBox" xml:id="control1" form:id="control1" form:dropdown="true" form:tab-stop="true" form:size="20" form:input-required="false" form:bound-column="1" form:linked-cell="identificacao.B2" form:list-linkage-type="selection" form:source-cell-range="parametros_controles.B2:parametros_controle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Situacao" form:control-implementation="ooo:com.sun.star.form.component.ListBox" xml:id="control2" form:id="control2" form:dropdown="true" form:tab-stop="true" form:size="20" form:input-required="false" form:bound-column="1" form:linked-cell="identificacao.B11" form:list-linkage-type="selection" form:source-cell-range="parametros_controles.B5:parametros_controles.B7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1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NaturezaArea" form:control-implementation="ooo:com.sun.star.form.component.ListBox" xml:id="control3" form:id="control3" form:dropdown="true" form:size="20" form:input-required="false" form:bound-column="1" form:linked-cell="identificacao.B12" form:list-linkage-type="selection" form:source-cell-range="parametros_controles.B9:parametros_controles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>
                  <form:list-value office:value="0"/>
                </form:list-property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lstTipoPessoa" form:control-implementation="ooo:com.sun.star.form.component.ListBox" xml:id="control4" form:id="control4" form:dropdown="true" form:size="20" form:input-required="false" form:bound-column="1" form:linked-cell="identificacao.B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Identificacao.changedListbox?language=Basic&amp;location=application" xlink:type="simple"/>
              </office:event-listeners>
              <form:option form:label="Física" form:current-selected="true" form:selected="true"/>
              <form:option form:label="Jurídica"/>
            </form:listbox>
            <form:button form:name="btAdicionarMunicipio" form:control-implementation="ooo:com.sun.star.form.component.CommandButton" xml:id="control5" form:id="control5" form:label="Adicionar Municipio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igef.Identificacao.addMunicipio?language=Basic&amp;location=application" xlink:type="simple"/>
              </office:event-listeners>
            </form:button>
            <form:combobox form:name="cmbMunicipio" form:control-implementation="ooo:com.sun.star.form.component.ComboBox" xml:id="control6" form:id="control6" form:dropdown="true" form:size="20" form:input-required="false" form:convert-empty-to-null="true" form:list-source-type="table" form:linked-cell="identificacao.A17" form:source-cell-range="parametros_controles.B23:parametros_controles.B5592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</form:combobox>
            <form:formatted-text form:name="fieldCPF" form:control-implementation="ooo:com.sun.star.form.component.PatternField" xml:id="control7" form:id="control7" form:tab-stop="true" form:current-value="   .   .   -  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EditMask" office:value-type="string" office:string-value="NNNLNNNLNNNLNN"/>
                <form:property form:property-name="HelpText" office:value-type="string" office:string-value="Entrada formatada para CPF: '___.___.___-__'"/>
                <form:property form:property-name="LiteralMask" office:value-type="string" office:string-value="   .   .   -  "/>
                <form:property form:property-name="MouseWheelBehavior" office:value-type="float" office:value="0"/>
                <form:property form:property-name="ObjIDinMSO" office:value-type="float" office:value="0"/>
              </form:properties>
              <office:event-listeners>
                <script:event-listener script:language="ooo:script" script:event-name="dom:DOMFocusIn" xlink:href="vnd.sun.star.script:Sigef.Identificacao.initCellCpfCnpj?language=Basic&amp;location=application" xlink:type="simple"/>
                <script:event-listener script:language="ooo:script" script:event-name="form:textchange" xlink:href="vnd.sun.star.script:Sigef.Identificacao.setCellCpfCnpj?language=Basic&amp;location=application" xlink:type="simple"/>
              </office:event-listeners>
            </form:formatted-text>
            <form:listbox form:name="lstTipoIdentificacao" form:control-implementation="ooo:com.sun.star.form.component.ListBox" xml:id="control8" form:id="control8" form:dropdown="true" form:size="20" form:input-required="false" form:bound-column="1" form:linked-cell="identificacao.A15" form:list-linkage-type="selection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form:option form:label="Matrícula:" form:current-selected="true" form:selected="true"/>
              <form:option form:label="Transcrição:"/>
            </form:listbox>
          </form:form>
        </office:forms>
        <table:table-column table:style-name="co1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4" table:visibility="collapse" table:default-cell-style-name="ce13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3"/>
        <table:table-column table:style-name="co8" table:visibility="collapse" table:default-cell-style-name="ce13"/>
        <table:table-column table:style-name="co9" table:visibility="collapse" table:default-cell-style-name="ce13"/>
        <table:table-column table:style-name="co10" table:visibility="collapse" table:default-cell-style-name="ce13"/>
        <table:table-column table:style-name="co11" table:visibility="collapse" table:number-columns-repeated="1013" table:default-cell-style-name="ce13"/>
        <table:table-column table:style-name="co12" table:visibility="collapse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Identificação do Serviço de Georreferenciamento</text:p>
            <draw:control table:end-cell-address="identificacao.B2" table:end-x="7.336cm" table:end-y="0.425cm" draw:z-index="0" draw:style-name="gr1" draw:text-style-name="P1" svg:width="7.34cm" svg:height="0.442cm" svg:x="5.986cm" svg:y="0.595cm" draw:control="control1"/>
          </table:table-cell>
          <table:covered-table-cell table:style-name="Default" office:value-type="string" calcext:value-type="string">
            <text:p>Contrato com Administração Pública</text:p>
          </table:covered-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tureza do serviço:</text:p>
          </table:table-cell>
          <table:table-cell table:style-name="ce14" office:value-type="string" calcext:value-type="string">
            <text:p>Particular</text:p>
          </table:table-cell>
          <table:table-cell table:style-name="ce12" table:number-columns-repeated="1021"/>
          <table:table-cell table:style-name="ce12" office:value-type="string" calcext:value-type="string">
            <text:p><text:s/>= B2</text:p>
          </table:table-cell>
        </table:table-row>
        <table:table-row table:style-name="ro2">
          <table:table-cell table:style-name="ce3"/>
          <table:table-cell table:style-name="ce46"/>
          <table:table-cell table:style-name="ce12"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Identificação do Detentor</text:p>
          </table:table-cell>
          <table:covered-table-cell table:style-name="ce46"/>
          <table:table-cell table:style-name="ce12" table:number-columns-repeated="1022"/>
        </table:table-row>
        <table:table-row table:style-name="ro2">
          <table:table-cell table:style-name="ce5" office:value-type="string" calcext:value-type="string">
            <text:p>Tipo pessoa:</text:p>
            <draw:control table:end-cell-address="identificacao.B5" table:end-x="7.336cm" table:end-y="0.43cm" draw:z-index="3" draw:style-name="gr2" draw:text-style-name="P2" svg:width="7.34cm" svg:height="0.394cm" svg:x="5.986cm" svg:y="0.037cm" draw:control="control4"/>
          </table:table-cell>
          <table:table-cell table:style-name="ce15" office:value-type="string" calcext:value-type="string">
            <text:p>Física</text:p>
          </table:table-cell>
          <table:table-cell/>
          <table:table-cell table:style-name="ce12" table:number-columns-repeated="1021"/>
        </table:table-row>
        <table:table-row table:style-name="ro2">
          <table:table-cell table:style-name="ce5" office:value-type="string" calcext:value-type="string">
            <text:p>Nome:</text:p>
            <draw:control table:end-cell-address="identificacao.B7" table:end-x="7.336cm" table:end-y="0.413cm" draw:z-index="6" draw:style-name="gr3" draw:text-style-name="P1" svg:width="7.34cm" svg:height="0.441cm" svg:x="5.986cm" svg:y="0.424cm" draw:control="control7"/>
          </table:table-cell>
          <table:table-cell table:style-name="ce16"/>
          <table:table-cell table:style-name="ce12" table:number-columns-repeated="1022"/>
        </table:table-row>
        <table:table-row table:style-name="ro2">
          <table:table-cell table:style-name="ce5" office:value-type="string" calcext:value-type="string">
            <text:p>CPF:</text:p>
          </table:table-cell>
          <table:table-cell table:style-name="ce17" office:value-type="string" calcext:value-type="string">
            <text:p><text:s text:c="3"/>. <text:s text:c="2"/>. <text:s text:c="2"/>- <text:s/></text:p>
          </table:table-cell>
          <table:table-cell table:style-name="Default" table:number-columns-repeated="1022"/>
        </table:table-row>
        <table:table-row table:style-name="ro2">
          <table:table-cell table:style-name="ce46" table:number-columns-repeated="2"/>
          <table:table-cell table:style-name="ce12"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Identificação da Área</text:p>
          </table:table-cell>
          <table:covered-table-cell table:style-name="ce18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Denominação:</text:p>
          </table:table-cell>
          <table:table-cell table:style-name="ce19" office:value-type="string" calcext:value-type="string">
            <text:p>Minha Área</text:p>
          </table:table-cell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Situação:</text:p>
            <draw:control table:end-cell-address="identificacao.B11" table:end-x="7.336cm" table:end-y="0.426cm" draw:z-index="1" draw:style-name="gr4" draw:text-style-name="P1" svg:width="7.34cm" svg:height="0.411cm" svg:x="5.986cm" svg:y="0.015cm" draw:control="control2"/>
            <draw:control table:end-cell-address="identificacao.B12" table:end-x="7.336cm" table:end-y="0.426cm" draw:z-index="2" draw:style-name="gr4" draw:text-style-name="P1" svg:width="7.34cm" svg:height="0.468cm" svg:x="5.986cm" svg:y="0.409cm" draw:control="control3"/>
          </table:table-cell>
          <table:table-cell table:style-name="ce19" office:value-type="string" calcext:value-type="string">
            <text:p>Imóvel Registrado</text:p>
          </table:table-cell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Natureza da área:</text:p>
          </table:table-cell>
          <table:table-cell table:style-name="ce19" office:value-type="string" calcext:value-type="string">
            <text:p>Particular</text:p>
          </table:table-cell>
          <table:table-cell table:style-name="ce12" table:number-columns-repeated="1022"/>
        </table:table-row>
        <table:table-row table:style-name="ro2">
          <table:table-cell table:style-name="ce9" office:value-type="string" calcext:value-type="string">
            <text:p>Código do Imóvel(SNCR/INCRA):</text:p>
          </table:table-cell>
          <table:table-cell table:style-name="ce19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Código do cartório (CNS):</text:p>
          </table:table-cell>
          <table:table-cell table:style-name="ce20"/>
          <table:table-cell table:style-name="ce12" table:number-columns-repeated="1022"/>
        </table:table-row>
        <table:table-row table:style-name="ro2">
          <table:table-cell table:style-name="ce10" table:content-validation-name="val1" office:value-type="string" calcext:value-type="string">
            <text:p>Matrícula:</text:p>
            <draw:control table:end-cell-address="identificacao.B15" table:end-x="0.005cm" table:end-y="0.42cm" draw:z-index="7" draw:style-name="gr5" draw:text-style-name="P3" svg:width="5.995cm" svg:height="0.452cm" svg:x="0cm" svg:y="-0.032cm" draw:control="control8"/>
          </table:table-cell>
          <table:table-cell table:style-name="ce19"/>
          <table:table-cell table:style-name="ce12" table:number-columns-repeated="1022"/>
        </table:table-row>
        <table:table-row table:style-name="ro2">
          <table:table-cell table:style-name="ce8" office:value-type="string" calcext:value-type="string">
            <text:p>Município(s):</text:p>
          </table:table-cell>
          <table:table-cell table:style-name="ce19">
            <draw:control table:end-cell-address="identificacao.B16" table:end-x="7.323cm" table:end-y="0.416cm" draw:z-index="4" draw:style-name="gr6" draw:text-style-name="P4" svg:width="7.318cm" svg:height="0.39cm" svg:x="0.005cm" svg:y="0.026cm" draw:control="control5"/>
          </table:table-cell>
          <table:table-cell table:style-name="ce12" table:number-columns-repeated="1022"/>
        </table:table-row>
        <table:table-row table:style-name="ro2">
          <table:table-cell table:style-name="ce77" table:content-validation-name="val2">
            <draw:control table:end-cell-address="identificacao.B17" table:end-x="0.005cm" table:end-y="0.43cm" draw:z-index="5" draw:style-name="gr5" draw:text-style-name="P3" svg:width="5.995cm" svg:height="0.452cm" svg:x="0cm" svg:y="-0.022cm" draw:control="control6"/>
          </table:table-cell>
          <table:table-cell table:style-name="ce19"/>
          <table:table-cell table:style-name="ce12" table:number-columns-repeated="1022"/>
        </table:table-row>
        <table:table-row table:style-name="ro2" table:visibility="collapse" table:number-rows-repeated="65496">
          <table:table-cell table:style-name="ce12" table:number-columns-repeated="1024"/>
        </table:table-row>
        <table:table-row table:style-name="ro2" table:visibility="collapse" table:number-rows-repeated="11">
          <table:table-cell table:style-name="ce12"/>
          <table:table-cell/>
          <table:table-cell table:style-name="ce12" table:number-columns-repeated="1022"/>
        </table:table-row>
        <table:table-row table:style-name="ro2" table:visibility="collapse" table:number-rows-repeated="983043">
          <table:table-cell table:number-columns-repeated="1024"/>
        </table:table-row>
        <table:table-row table:style-name="ro2" table:visibility="collapse" table:number-rows-repeated="8">
          <table:table-cell table:style-name="ce46" table:number-columns-repeated="2"/>
          <table:table-cell table:number-columns-repeated="1022"/>
        </table:table-row>
        <table:table-row table:style-name="ro2" table:visibility="collapse">
          <table:table-cell table:style-name="ce46" table:number-columns-repeated="2"/>
          <table:table-cell table:number-columns-repeated="1022"/>
        </table:table-row>
      </table:table>
      <table:table table:name="perimetro_1" table:style-name="ta1" table:protected="true" table:protection-key="0JH//jgxM6fwuCNDEjKMbo8kKCw=" table:protection-key-digest-algorithm="http://www.w3.org/2000/09/xmldsig#sha1">
        <loext:table-protection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listbox form:name="lstHemisferio" form:control-implementation="ooo:com.sun.star.form.component.ListBox" xml:id="control9" form:id="control9" form:disabled="true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Sul" form:selected="true"/>
              <form:option form:label="Norte" form:current-selected="true"/>
            </form:listbox>
            <form:listbox form:name="lstMeridianos" form:control-implementation="ooo:com.sun.star.form.component.ListBox" xml:id="control10" form:id="control10" form:disabled="true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 -75"/>
              <form:option form:label=" -69"/>
              <form:option form:label=" -63" form:current-selected="true"/>
              <form:option form:label=" -57"/>
              <form:option form:label=" -51" form:selected="true"/>
              <form:option form:label=" -45"/>
              <form:option form:label=" -39"/>
              <form:option form:label=" -33"/>
            </form:listbox>
            <form:listbox form:name="lstTypeCoord" form:control-implementation="ooo:com.sun.star.form.component.ListBox" xml:id="control11" form:id="control11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UTM" form:selected="true"/>
              <form:option form:label="Geográfica" form:current-selected="true"/>
            </form:listbox>
            <form:formatted-text form:name="fieldParcelNumber" form:control-implementation="ooo:com.sun.star.form.component.PatternField" xml:id="control12" form:id="control12" form:tab-stop="true" form:current-value="001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EditMask" office:value-type="string" office:string-value="NNN"/>
                <form:property form:property-name="LiteralMask" office:value-type="string" office:string-value="000"/>
                <form:property form:property-name="MaxTextLen" office:value-type="float" office:value="3"/>
                <form:property form:property-name="MouseWheelBehavior" office:value-type="float" office:value="0"/>
                <form:property form:property-name="ObjIDinMSO" office:value-type="float" office:value="0"/>
              </form:properties>
              <office:event-listeners>
                <script:event-listener script:language="ooo:script" script:event-name="dom:DOMFocusIn" xlink:href="vnd.sun.star.script:Sigef.Perimetro.initCellPerimeterNumber?language=Basic&amp;location=application" xlink:type="simple"/>
                <script:event-listener script:language="ooo:script" script:event-name="form:textchange" xlink:href="vnd.sun.star.script:Sigef.Perimetro.setCellPerimeterNumber?language=Basic&amp;location=application" xlink:type="simple"/>
              </office:event-listeners>
            </form:formatted-text>
            <form:listbox form:name="lstTypeSide" form:control-implementation="ooo:com.sun.star.form.component.ListBox" xml:id="control13" form:id="control13" form:dropdown="true" form:size="20" form:input-required="false" form:bound-column="1" form:list-source-type="tabl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0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Sigef.Perimetro.changedListbox?language=Basic&amp;location=application" xlink:type="simple"/>
                <script:event-listener script:language="ooo:script" script:event-name="dom:DOMFocusIn" xlink:href="vnd.sun.star.script:Sigef.Perimetro.initListBox?language=Basic&amp;location=application" xlink:type="simple"/>
              </office:event-listeners>
              <form:option form:label="Externo" form:current-selected="true" form:selected="true"/>
              <form:option form:label="Interno"/>
            </form:listbox>
          </form:form>
        </office:forms>
        <table:table-column table:style-name="co14" table:default-cell-style-name="ce28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28"/>
        <table:table-column table:style-name="co22" table:default-cell-style-name="ce104"/>
        <table:table-column table:style-name="co23" table:default-cell-style-name="ce104"/>
        <table:table-column table:style-name="co24" table:default-cell-style-name="ce104"/>
        <table:table-column table:style-name="co25" table:default-cell-style-name="ce28"/>
        <table:table-column table:style-name="co26" table:visibility="collapse" table:default-cell-style-name="ce13"/>
        <table:table-column table:style-name="co11" table:visibility="collapse" table:number-columns-repeated="1010" table:default-cell-style-name="ce13"/>
        <table:table-column table:style-name="co11" table:visibility="collapse" table:default-cell-style-name="Default"/>
        <table:table-row table:style-name="ro1">
          <table:table-cell table:style-name="ce21" office:value-type="string" calcext:value-type="string" table:number-columns-spanned="13" table:number-rows-spanned="1">
            <text:p>Tabela de Perímetro</text:p>
          </table:table-cell>
          <table:covered-table-cell table:style-name="ce29" office:value-type="string" calcext:value-type="string">
            <text:p>UTM</text:p>
          </table:covered-table-cell>
          <table:covered-table-cell table:style-name="ce37"/>
          <table:covered-table-cell table:style-name="ce29"/>
          <table:covered-table-cell table:style-name="ce37"/>
          <table:covered-table-cell table:number-columns-repeated="2" table:style-name="ce29"/>
          <table:covered-table-cell table:style-name="ce41"/>
          <table:covered-table-cell table:style-name="ce100" table:content-validation-name="val2"/>
          <table:covered-table-cell table:number-columns-repeated="2" table:style-name="ce100"/>
          <table:covered-table-cell table:number-columns-repeated="2" table:style-name="ce12"/>
          <table:table-cell table:style-name="ce12" table:number-columns-repeated="1011"/>
        </table:table-row>
        <table:table-row table:style-name="ro2">
          <table:table-cell table:style-name="ce46"/>
          <table:table-cell table:style-name="ce30" table:number-columns-repeated="6"/>
          <table:table-cell table:style-name="ce46"/>
          <table:table-cell table:style-name="ce101" table:content-validation-name="val2"/>
          <table:table-cell table:style-name="ce101" table:number-columns-repeated="2"/>
          <table:table-cell table:style-name="ce46" table:number-columns-repeated="2"/>
          <table:table-cell table:style-name="ce12" table:number-columns-repeated="1011"/>
        </table:table-row>
        <table:table-row table:style-name="ro2">
          <table:table-cell table:style-name="ce22" office:value-type="string" calcext:value-type="string">
            <text:p>Denominação:</text:p>
          </table:table-cell>
          <table:table-cell table:style-name="ce31" office:value-type="string" calcext:value-type="string">
            <text:p>Parte 1</text:p>
          </table:table-cell>
          <table:table-cell table:style-name="ce30" table:number-columns-repeated="5"/>
          <table:table-cell table:style-name="ce46"/>
          <table:table-cell table:style-name="ce101" table:content-validation-name="val2"/>
          <table:table-cell table:style-name="ce101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23" office:value-type="string" calcext:value-type="string">
            <text:p>Parcela número:</text:p>
          </table:table-cell>
          <table:table-cell table:style-name="ce32" office:value-type="string" calcext:value-type="string">
            <text:p>001</text:p>
            <draw:control table:end-cell-address="perimetro_1.B4" table:end-x="2.596cm" table:end-y="0.431cm" draw:z-index="3" draw:style-name="gr4" draw:text-style-name="P1" svg:width="2.596cm" svg:height="0.392cm" svg:x="0cm" svg:y="0.039cm" draw:control="control12"/>
          </table:table-cell>
          <table:table-cell table:style-name="ce30" office:value-type="string" calcext:value-type="string">
            <text:p><text:s/></text:p>
          </table:table-cell>
          <table:table-cell table:style-name="ce30" table:number-columns-repeated="4"/>
          <table:table-cell table:style-name="ce46"/>
          <table:table-cell table:style-name="ce101" table:content-validation-name="val2"/>
          <table:table-cell table:style-name="ce101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23" office:value-type="string" calcext:value-type="string">
            <text:p>Lado:</text:p>
          </table:table-cell>
          <table:table-cell table:style-name="ce32" office:value-type="string" calcext:value-type="string">
            <text:p>Externo</text:p>
            <draw:control table:end-cell-address="perimetro_1.B5" table:end-x="2.609cm" table:end-y="0.428cm" draw:z-index="4" draw:style-name="gr4" draw:text-style-name="P1" svg:width="2.61cm" svg:height="0.428cm" svg:x="-0.001cm" svg:y="0cm" draw:control="control13"/>
          </table:table-cell>
          <table:table-cell table:style-name="ce30" table:number-columns-repeated="5"/>
          <table:table-cell table:style-name="ce46"/>
          <table:table-cell table:style-name="ce101" table:content-validation-name="val2"/>
          <table:table-cell table:style-name="ce101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46"/>
          <table:table-cell table:style-name="ce30" table:number-columns-repeated="6"/>
          <table:table-cell table:style-name="ce46"/>
          <table:table-cell table:style-name="ce101" table:content-validation-name="val2"/>
          <table:table-cell table:style-name="ce101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71" office:value-type="string" calcext:value-type="string" table:number-columns-spanned="1" table:number-rows-spanned="2">
            <text:p>Sistema de referência SIRGAS2000</text:p>
          </table:table-cell>
          <table:table-cell table:style-name="ce30"/>
          <table:table-cell table:style-name="ce38"/>
          <table:table-cell table:style-name="ce30" table:number-columns-repeated="4"/>
          <table:table-cell table:style-name="ce46"/>
          <table:table-cell table:style-name="ce101" table:content-validation-name="val2"/>
          <table:table-cell table:style-name="ce101" table:number-columns-repeated="2"/>
          <table:table-cell table:style-name="ce46"/>
          <table:table-cell table:style-name="ce12" table:number-columns-repeated="1012"/>
        </table:table-row>
        <table:table-row table:style-name="ro2">
          <table:covered-table-cell table:style-name="ce46"/>
          <table:table-cell table:style-name="ce30">
            <draw:control table:end-cell-address="perimetro_1.B9" table:end-x="2.609cm" table:end-y="0.426cm" draw:z-index="2" draw:style-name="gr1" draw:text-style-name="P1" svg:width="2.61cm" svg:height="0.452cm" svg:x="-0.001cm" svg:y="0.425cm" draw:control="control11"/>
          </table:table-cell>
          <table:table-cell table:style-name="ce30"/>
          <table:table-cell table:style-name="ce30">
            <draw:control table:end-cell-address="perimetro_1.E9" table:end-x="0.009cm" table:end-y="0.426cm" draw:z-index="1" draw:style-name="gr1" draw:text-style-name="P1" svg:width="2.433cm" svg:height="0.452cm" svg:x="0.005cm" svg:y="0.425cm" draw:control="control10"/>
          </table:table-cell>
          <table:table-cell table:style-name="ce30">
            <draw:control table:end-cell-address="perimetro_1.F9" table:end-x="2.013cm" table:end-y="0.426cm" draw:z-index="0" draw:style-name="gr1" draw:text-style-name="P1" svg:width="2.036cm" svg:height="0.452cm" svg:x="2.01cm" svg:y="0.425cm" draw:control="control9"/>
          </table:table-cell>
          <table:table-cell table:style-name="ce30" table:number-columns-repeated="2"/>
          <table:table-cell table:style-name="ce46"/>
          <table:table-cell table:style-name="ce101" table:content-validation-name="val2"/>
          <table:table-cell table:style-name="ce101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71" office:value-type="string" calcext:value-type="string">
            <text:p>Tipo de Coordenada:</text:p>
          </table:table-cell>
          <table:table-cell table:style-name="ce33" office:value-type="string" calcext:value-type="string">
            <text:p>Geográfica</text:p>
          </table:table-cell>
          <table:table-cell table:style-name="ce39" office:value-type="string" calcext:value-type="string">
            <text:p>Meridiano Central (°):</text:p>
          </table:table-cell>
          <table:table-cell table:style-name="ce40" office:value-type="string" calcext:value-type="string">
            <text:p><text:s/>-63</text:p>
          </table:table-cell>
          <table:table-cell table:style-name="ce39" office:value-type="string" calcext:value-type="string">
            <text:p>Hemisfério:</text:p>
          </table:table-cell>
          <table:table-cell table:style-name="ce33" office:value-type="string" calcext:value-type="string">
            <text:p>Norte</text:p>
          </table:table-cell>
          <table:table-cell table:style-name="ce30"/>
          <table:table-cell table:style-name="ce46"/>
          <table:table-cell table:style-name="ce101" table:content-validation-name="val2"/>
          <table:table-cell table:style-name="ce101" table:number-columns-repeated="2"/>
          <table:table-cell table:style-name="ce46"/>
          <table:table-cell table:style-name="ce12" table:number-columns-repeated="1012"/>
        </table:table-row>
        <table:table-row table:style-name="ro2">
          <table:table-cell table:style-name="ce46"/>
          <table:table-cell table:style-name="ce30" table:number-columns-repeated="6"/>
          <table:table-cell table:style-name="ce46"/>
          <table:table-cell table:style-name="ce101" table:content-validation-name="val2"/>
          <table:table-cell table:style-name="ce50" table:content-validation-name="val3" office:value-type="string" calcext:value-type="string" table:number-columns-spanned="3" table:number-rows-spanned="1">
            <text:p>Confrontante</text:p>
          </table:table-cell>
          <table:covered-table-cell table:style-name="ce51"/>
          <table:covered-table-cell table:style-name="ce52"/>
          <table:table-cell table:style-name="ce12" table:number-columns-repeated="1012"/>
        </table:table-row>
        <table:table-row table:style-name="ro2">
          <table:table-cell table:style-name="ce25" table:content-validation-name="val3" office:value-type="string" calcext:value-type="string">
            <text:p>Vértice</text:p>
          </table:table-cell>
          <table:table-cell table:style-name="ce34" table:content-validation-name="val3" office:value-type="string" calcext:value-type="string">
            <text:p>E/Long</text:p>
          </table:table-cell>
          <table:table-cell table:style-name="ce34" table:content-validation-name="val3" office:value-type="string" calcext:value-type="string">
            <text:p>Sigma long</text:p>
          </table:table-cell>
          <table:table-cell table:style-name="ce34" table:content-validation-name="val3" office:value-type="string" calcext:value-type="string">
            <text:p>N/Lat</text:p>
          </table:table-cell>
          <table:table-cell table:style-name="ce34" table:content-validation-name="val3" office:value-type="string" calcext:value-type="string">
            <text:p>Sigma lat</text:p>
          </table:table-cell>
          <table:table-cell table:style-name="ce34" table:content-validation-name="val3" office:value-type="string" calcext:value-type="string">
            <text:p>h</text:p>
          </table:table-cell>
          <table:table-cell table:style-name="ce34" table:content-validation-name="val3" office:value-type="string" calcext:value-type="string">
            <text:p>Sigma h</text:p>
          </table:table-cell>
          <table:table-cell table:style-name="ce42" office:value-type="string" calcext:value-type="string">
            <text:p>Método Posicionamento</text:p>
          </table:table-cell>
          <table:table-cell table:style-name="ce102" table:content-validation-name="val2" office:value-type="string" calcext:value-type="string">
            <text:p>Tipo Limite</text:p>
          </table:table-cell>
          <table:table-cell table:style-name="ce102" table:content-validation-name="val3" office:value-type="string" calcext:value-type="string">
            <text:p>CNS</text:p>
          </table:table-cell>
          <table:table-cell table:style-name="ce102" table:content-validation-name="val3" office:value-type="string" calcext:value-type="string">
            <text:p>Matrícula</text:p>
          </table:table-cell>
          <table:table-cell table:style-name="ce102" table:content-validation-name="val3" office:value-type="string" calcext:value-type="string">
            <text:p>Descritivo</text:p>
          </table:table-cell>
          <table:table-cell table:style-name="ce12" table:number-columns-repeated="1010"/>
          <table:table-cell table:style-name="Default"/>
          <table:table-cell/>
        </table:table-row>
        <table:table-row table:style-name="ro2" table:number-rows-repeated="5">
          <table:table-cell table:style-name="ce82"/>
          <table:table-cell table:style-name="ce33" table:number-columns-repeated="6"/>
          <table:table-cell table:style-name="ce43"/>
          <table:table-cell table:style-name="ce122" table:content-validation-name="val2"/>
          <table:table-cell table:style-name="ce105" table:number-columns-repeated="2"/>
          <table:table-cell table:style-name="ce15"/>
          <table:table-cell table:style-name="ce12" table:number-columns-repeated="1011"/>
          <table:table-cell/>
        </table:table-row>
        <table:table-row table:style-name="ro2" table:number-rows-repeated="4">
          <table:table-cell table:style-name="ce26"/>
          <table:table-cell table:style-name="ce33" table:number-columns-repeated="6"/>
          <table:table-cell table:style-name="ce43"/>
          <table:table-cell table:style-name="ce122" table:content-validation-name="val2"/>
          <table:table-cell table:style-name="ce105" table:number-columns-repeated="2"/>
          <table:table-cell table:style-name="ce15"/>
          <table:table-cell table:style-name="ce12" table:number-columns-repeated="1011"/>
          <table:table-cell/>
        </table:table-row>
        <table:table-row table:style-name="ro2" table:number-rows-repeated="65458">
          <table:table-cell table:style-name="ce27"/>
          <table:table-cell table:style-name="ce35" table:number-columns-repeated="6"/>
          <table:table-cell table:style-name="ce99"/>
          <table:table-cell table:style-name="ce99" table:content-validation-name="val2"/>
          <table:table-cell table:style-name="ce99" table:number-columns-repeated="2"/>
          <table:table-cell table:style-name="ce53"/>
          <table:table-cell table:style-name="ce12" table:number-columns-repeated="1011"/>
          <table:table-cell/>
        </table:table-row>
        <table:table-row table:style-name="ro2" table:number-rows-repeated="983097">
          <table:table-cell table:number-columns-repeated="8"/>
          <table:table-cell table:content-validation-name="val2"/>
          <table:table-cell table:number-columns-repeated="1015"/>
        </table:table-row>
        <table:table-row table:style-name="ro2">
          <table:table-cell table:number-columns-repeated="8"/>
          <table:table-cell table:content-validation-name="val2"/>
          <table:table-cell table:number-columns-repeated="1015"/>
        </table:table-row>
      </table:table>
      <table:table table:name="sobre" table:style-name="ta1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ão de pressão 1" form:control-implementation="ooo:com.sun.star.form.component.CommandButton" xml:id="control14" form:id="control14" form:label="SIGEF" form:button-type="url" office:target-frame="" xlink:href="https://sigef.incra.gov.br/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style-name="gr6" draw:text-style-name="P4" svg:width="1.366cm" svg:height="0.333cm" svg:x="4.664cm" svg:y="2.221cm" draw:control="control14"/>
        </table:shapes>
        <table:table-column table:style-name="co27" table:default-cell-style-name="Default"/>
        <table:table-column table:style-name="co13" table:visibility="collapse" table:number-columns-repeated="63" table:default-cell-style-name="Default"/>
        <table:table-row table:style-name="ro3">
          <table:table-cell table:style-name="ce54" office:value-type="string" calcext:value-type="string">
            <text:p>Planilha Eletrônica de Dados Georreferenciados</text:p>
          </table:table-cell>
          <table:table-cell table:number-columns-repeated="63"/>
        </table:table-row>
        <table:table-row table:style-name="ro4">
          <table:table-cell table:style-name="ce55" office:value-type="string" calcext:value-type="string">
            <text:p>A planilha eletrônica de dados georreferenciados foi desenvolvida para uso no Sistema de Gestão Fundiária (SIGEF). Representa o produto do serviço executado pelo Responsável Técnico. O profissional deve atentar cuidadosamente aos detalhes de seu preenchimento de modo a garantir que seja fidedigno ao trabalho executado.</text:p>
          </table:table-cell>
          <table:table-cell table:number-columns-repeated="63"/>
        </table:table-row>
        <table:table-row table:style-name="ro2">
          <table:table-cell table:style-name="ce55" office:value-type="string" calcext:value-type="string">
            <text:p>Para maiores informações, consulte:</text:p>
          </table:table-cell>
          <table:table-cell table:number-columns-repeated="63"/>
        </table:table-row>
        <table:table-row table:style-name="ro2" table:visibility="collapse" table:number-rows-repeated="1048572">
          <table:table-cell table:number-columns-repeated="64"/>
        </table:table-row>
        <table:table-row table:style-name="ro2" table:visibility="collapse">
          <table:table-cell table:number-columns-repeated="64"/>
        </table:table-row>
      </table:table>
      <table:table table:name="parametros_controles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2">
          <table:table-cell table:style-name="ce129" office:value-type="string" calcext:value-type="string">
            <text:p>Identificação</text:p>
          </table:table-cell>
          <table:table-cell/>
          <table:table-cell office:value-type="string" calcext:value-type="string">
            <text:p>* Lista para popular os controles</text:p>
          </table:table-cell>
        </table:table-row>
        <table:table-row table:style-name="ro2">
          <table:table-cell table:style-name="ce130" office:value-type="string" calcext:value-type="string">
            <text:p>Natureza:</text:p>
          </table:table-cell>
          <table:table-cell office:value-type="string" calcext:value-type="string">
            <text:p>Contrato com Administração Pública</text:p>
          </table:table-cell>
          <table:table-cell office:value-type="string" calcext:value-type="string">
            <text:p>** Ao alterar os itens REMAPEAR “Intervalo de células de origem” do controle correspondente</text:p>
          </table:table-cell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0" office:value-type="string" calcext:value-type="string">
            <text:p>Situação:</text:p>
          </table:table-cell>
          <table:table-cell office:value-type="string" calcext:value-type="string">
            <text:p>Imóvel Registrad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Titulada não Regi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rea não Titulada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0" office:value-type="string" calcext:value-type="string">
            <text:p>Natureza da área:</text:p>
          </table:table-cell>
          <table:table-cell office:value-type="string" calcext:value-type="string">
            <text:p>Assentamen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entamento Parce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ad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vi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131" office:value-type="string" calcext:value-type="string">
            <text:p>Município(s):</text:p>
          </table:table-cell>
          <table:table-cell office:value-type="string" calcext:value-type="string">
            <text:p>Abad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a dos Dou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d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ete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ati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don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ardo Lu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el Figueired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 Ca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 e Li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re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ia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a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ju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r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auã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eg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pi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ori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re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çu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ama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olf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r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u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gados da 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Bez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láud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onso Cu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rân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f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est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i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ronômic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Azul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o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Bran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la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Comp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Doce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Fri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Limp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ani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Pre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 San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B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a Pra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anta Bárb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de 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ormos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Fr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Lind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Morn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as Verme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do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guia Bran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guiar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iuru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ur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a Nov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goinh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amb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ber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ânta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anti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inó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coba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deias Alt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cr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e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g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ém 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nquer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and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ex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e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Chav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Marcon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fredo Wagn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godão de Jand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hand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ianç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ir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en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no Afon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mirante Tamandar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o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rc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est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 Florest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i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mir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an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er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 Pindar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legre dos 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el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Boa Vis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do Rodrigu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Horizo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Long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ô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gua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arn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Piqui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Rio Nov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to Taquari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umí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ã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are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Florenc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es Mach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lvaro de Carv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vorad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jari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mba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á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j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 Ferr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ant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rg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at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lia Rodrigu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ricano d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Brasilien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éric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et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nta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o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o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aro do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mpé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g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h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ja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á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nind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puru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stác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aur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chie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i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o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ad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é da Ro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dr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él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el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a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ra dos Re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Ângu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angue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em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hum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cun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ísio de Abre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a Garibald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it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o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 Gor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onin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Almeid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D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Gonç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Jo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Oli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tônio Pra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e 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Doc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Rio Neg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arecida do Tabo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erib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cá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cum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iú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d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oré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c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puiaré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b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daua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quira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but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j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rigu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á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i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oi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oiab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cruz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çu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arç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omin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c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çu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í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nã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paz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ios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l Morei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ba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m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d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ira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e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ng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r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puta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quar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ngu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en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i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a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ru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a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i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ucá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új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ax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e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-Ír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co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al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Bran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 de Baraún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i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ê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gir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candu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puan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quem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iranh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ção dos Búz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mazé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neiro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az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oeiras do Ita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l do Cab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ai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M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Pad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s Ra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do Ti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roio Tri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ur Nogu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an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vorez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cu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pás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a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Brasi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is Chateaubria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sunç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lfo Du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or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i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an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a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ib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tílio Vivácqu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Corrê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de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gusto Pes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Áure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elino L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fl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ror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taz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nhand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i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vel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xixá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baçu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abei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curitu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dy Bassit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epend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da Tra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ía Form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a Grande do Rib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ixo Guand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bin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d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i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Arroio do Sil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Barr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Gaiv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ç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neário Rinc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álsam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bui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an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deirante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nach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nza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Anton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c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Cotegi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elgaç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e Monte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ão do 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aú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c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a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bosa Fer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are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cel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c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a Esti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'Alcânt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Guabir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a Ro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anto Antôn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Francisc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e São Migu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Bug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apé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h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Cor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arça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Gua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Jac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Men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Ou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b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io Az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Roc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s Coqueir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Fun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Lo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Mans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a Ve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inh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e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c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Du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qu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 Cass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r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rue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s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gua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t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ay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turit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yeu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be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águ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a Caro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a Vista do Tol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e Ma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ém do São Francis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ford Rox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iro Br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m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Camp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H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Mon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o Val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in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Lei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dito No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evid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jamin Constant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de Abre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nto Gonç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quim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iz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Bat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ino de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nardo Say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io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olín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ru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â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zer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as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g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lac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qui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gu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ba 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ri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ituru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lumena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Esperanç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Ho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entura de São Roqu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age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 Aparec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Buric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Cad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Gurup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Inc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Ramo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a Vista do Tup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a Ma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 do Acr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n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caiúv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doque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f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it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b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Conse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Desp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a Ser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ardim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Lap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Pe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as Selv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G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s Perd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Jesu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Lug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incíp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pou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Ret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e 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m Sucess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m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fi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n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ito de Santa F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eir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qu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a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bo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da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e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rraz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ssoro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e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tuve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ço do Trombu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ç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gane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nqui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é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-DF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íl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il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s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ás Pi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ú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zabrant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az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etu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inho de 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a Madre de Deu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e Are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dos San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Grande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jo San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u Bran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e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it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ch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dowsk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otas de 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m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squ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 Brand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nos Ai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erare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íqu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ja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Alegr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Bra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c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s Mont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r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riti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por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rapó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a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aceiras do Parag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c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edel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ix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de Santo Agos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Fri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ál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e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b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do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apa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aulând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e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ce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Al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e Pajeú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s Índi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as de Macac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inh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hoeiro de 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Are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mbi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ique Dob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al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o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cul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an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é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et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arnau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fezal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apô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at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b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çara do Rio do V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c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i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m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pi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r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azeir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eiro da Pra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j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çoen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Brand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s Nov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azinh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deirã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ifór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mon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um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a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ç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l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m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nduc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pu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qu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ag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ará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o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c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buqu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et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ocim de São Félix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estr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 Lag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Monte Alegr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do Sim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Grand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á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i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e Lourd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legre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el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Boni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Bri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M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do Tenen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lor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Form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arg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Limp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aior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Mou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Novo do Parec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Redo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Al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Borg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e Júl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 Jord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dos Goytacaz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Lind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Novo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Sal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s Ver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p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muta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ã dos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bra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ra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avi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ias do Jam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de Abre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Godó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end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Mo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Rodrigu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ândido Sal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io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dó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el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areta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g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hot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ndé de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it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oinh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sa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á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ga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anhe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to do Burit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dos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nutam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nem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Al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Bon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a Cano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Ci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ão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ara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e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do Alto Aleg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l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m Gros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nzal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str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Andr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de Camp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Ené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Gervásio Oliv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Leônid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ão Po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tól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e Baix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var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ixab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oeir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put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ar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co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guat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í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mbe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d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ngo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ebu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picu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u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úba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v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a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eal da Sil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doso Mo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eiro da Várz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acic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da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nh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aç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ri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i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in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Barb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Chag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los Gom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Cacho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Cajur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Cl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 do 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m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úba dos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i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aubeira da Pe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neir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ebe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oli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p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n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pat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rasco Bonit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utape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rval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lho Ri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cave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a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miro de Abre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inh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erengu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ássia dos Coqueir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si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a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anh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e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str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l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nduv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r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as Altas da Norue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e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i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olé do Roc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íp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r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u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uca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valca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ambu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xingó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ará-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e São Jo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dr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enári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do Guilherm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ntro Nov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j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eira Césa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qu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Bran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Co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Gran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La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rro Neg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sário Lang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éu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ezar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ác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de Alegr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l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a 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e Are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dos Guimarã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a Gaúc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Cé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Lage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ão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ad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pec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ã Pret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que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rr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av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iapet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pin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ozinh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orroch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pingua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huv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a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ícero Da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Gaúc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ade Ocidenta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dr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potâ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irí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a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aro dos Po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áud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men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lev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a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e Tel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s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alzinh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c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ajá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elho N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mb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té do Nó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iva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re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at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íd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Su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in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mé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niz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mb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mb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ônia Leopold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orad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bin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Gom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ndador Levy Gasparia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erc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odo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Aparec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Bar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 F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A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as Ped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e Macab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nind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ast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Coi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Lago-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s Ou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eiç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córd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a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e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ônego Ma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res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as do No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gonhinh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quist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Lafaie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Mairinck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elheiro P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olaç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sta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a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tendas do Sinco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Baix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queiro Se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ação de Ma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b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ei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lhei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d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gu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nélio Procóp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d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at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mand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ar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Bica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Domingos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Ezequi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abric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Frei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Pesso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ão S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José Di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c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arti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Mur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ache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Pil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Sapuca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Viv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onel Xavier Cha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Bom Jesu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do Ou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órreg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ia Pi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ren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tê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á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í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at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mbia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p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ruri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m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Marque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a Ric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e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ipor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triguaç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de Magalhã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uto Magalhãe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xixol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íb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eú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av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ciú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sium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ândi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á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ino Cast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st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ixá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at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mí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altens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as Alm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do Espírito Sa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a Fortalez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i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 Mach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uzmal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bat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ab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é de 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ite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jub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aru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mb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 Porã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nhat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ar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p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a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ma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o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tiban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iú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is Nov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Ci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de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inh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Nov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al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ç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urup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v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stó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tia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i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rc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ário M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d Canabar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m Mo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f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miro Gouve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l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merval Lob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is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odápoli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putado Irapuan Pinh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ruba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lv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an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cob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e Entre 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terro do 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zesseis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d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e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mant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as d'Ávi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lermando de Agui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go de Vasconce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nísio Cerqu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or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 Re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rceu Arcover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a Pasto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as Laranj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 de São Lourenç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olând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a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v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br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Córreg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Buri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Irmão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Lajea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Riach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is Viz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lc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Aquin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asíl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Bo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Cavat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l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Expedito Lop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Felici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artin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gos Mour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Inocênc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Joaqu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Macedo Co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Pedro de Alcânt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Silvé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 Viç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m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Euzéb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Francis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n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e 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Rio Pret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 do Tur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e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rm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q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Camarg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Maurício Card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Ped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Ric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Severia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tor Ulyss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v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rac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Bar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as Estr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e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mont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Bacel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que de Caxi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urand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h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coporang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e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é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irunep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 Carajá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dorad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esbão Velos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as Faus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eu Martin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isiá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ísio Med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lói Men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a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 das Ar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bu-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mil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cruzilha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éas Marqu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Coe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Nava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eiro Paulo de Frontin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genho Ve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Fo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-Ijuí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e Ri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v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pitaciolândi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quad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ban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ch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e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Érico Cardo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m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nes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Sec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rval Vel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c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mer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 Feli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ça No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erantinópoli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Al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gã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in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Dou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írito Sant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lan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pumo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aç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ânci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e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iva Ger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i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e Alago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Nor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do S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trela V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clides da Cunh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ênio de Cast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g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ná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uséb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wbank da Câm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emo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gundes Var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 Lem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ias Br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roupi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rtu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átim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s Gue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 do Sotu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xinal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Nov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Rio Grand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zenda Vila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jó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a Ma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ir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ício dos San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pe Guer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x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Deser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liz Nat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ênix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Pinh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es Tour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de Noro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Falc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edro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ando Pres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n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az de Vasconce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a Gomes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eir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erve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ã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gueirópolis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ladélf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o Al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ir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ex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ân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a Ri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a Serr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 do Sert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a Cu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Azu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es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o Peixo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ia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órid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oríne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e Bo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ntoura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i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a Serra Neg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Rio Pr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moso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et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quilh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Nogu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aleza dos Val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rtu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oz do Jord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iburg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lv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Ay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adar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Beltr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an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aced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Mor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isco Sant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anco da Roc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cheirin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derico Westphalen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Gasp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Inocên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Lagoneg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ar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Miguel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Pau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ei Rogé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 dos V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o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 de Lei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rutuoso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d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un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briel Mont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do Brav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á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lé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in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lv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mel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nd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nhun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a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ibal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op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afão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ruc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r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pa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stão Vidig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úch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u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avião Peixo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minia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âm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Carn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Maynard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lga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eral Sampai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ntio do O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úlio Varg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lbué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au do Poncia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r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auci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icér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e Dourad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ória do Goi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or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fredo 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doy 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b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d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és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i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at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ioxi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çalves Di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go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nza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u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Arch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Celso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Dix-Sept Rosa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dison Lob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Eugênio Ba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Jorge Teixei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indenberg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Luiz Roc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Mang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ewton Bell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Nunes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overnador Valad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ça Ara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cho Cardos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dos Loureir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mad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des Ri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nj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 Mogo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ão-P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avat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aí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ss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upi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j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bir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çuí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dalup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ç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mb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í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raç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iú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ará-Mirim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je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ar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m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am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nhã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mir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i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ó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por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b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ç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ba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ci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í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i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nt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ar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pua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queça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ap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ingue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da-M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b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in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j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rul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mb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tapa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axu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a Lopes da Lagu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dov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ã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ma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iri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atã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inhé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j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rupi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z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rmo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ito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od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li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cu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al d'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rv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dro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lamb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nório Ser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izonti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ort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go Napo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lha Neg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ai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umberto de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c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p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i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egua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atib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ertio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pi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assu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ar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o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cu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e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que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ia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j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pui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r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at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i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rub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r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iúr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turu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botira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puí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ç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raí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at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h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ó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co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lmo Mar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ep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por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çu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cy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do Me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pé-Mi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ss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api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a Nov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rej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ba Gra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p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racy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em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guat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ac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j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Compri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as Fl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de Itamara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a Solt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é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ho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icíne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cul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aru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aú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itu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bu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igr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mperatri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ci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ácio Martin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aj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confi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ai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pendên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ro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iavaí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gaz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mbu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ngap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p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aú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hum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im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ocênc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úbi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om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me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nguaç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auss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ê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cae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r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e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rang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ixu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juc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ã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aç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b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i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mir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pupi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cem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í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ma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d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n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p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t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auç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c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et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ne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itu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rup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aías Coelh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ra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aianin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l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er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ir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o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b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j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m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amb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oatia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curu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et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b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i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çu da Bah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j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gu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í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ç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nópol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ava do Graja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pu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i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 do Colôn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j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lv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j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nd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ati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arac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bé do Mato Den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g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ag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é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d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a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é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nhom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oca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gip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j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ari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b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eric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curu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jar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mirim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ru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ev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cur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p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pu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ssu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t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iú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ã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anga d'Aju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ororo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ã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purang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quece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qui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n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e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i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rum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ai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b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b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bal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u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ún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avera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n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qu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iú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ororó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be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iut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bi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e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ir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por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tuvera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ui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ú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ipor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a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inhem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vot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atão dos Guararap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boticatub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çanã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c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aú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acang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é dos Homen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are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into Mach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obi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íp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i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nd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pi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pi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qu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é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aí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iú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a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guar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icó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b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mpru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duí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g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nuário Cic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ing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ar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er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atã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nv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pu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quir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á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guar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amat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Angic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e Pir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Mul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m Oli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d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in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ru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iz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e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tobá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ú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paci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aur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ce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nipapo dos Vi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á da Pra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quitinh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emoab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iqu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ônimo Monteir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rumenh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uí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esú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joca de Jericoaco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-Paran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quiriç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itaú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ç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í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Alfr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âma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Cos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Dou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Lisbo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Monlev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Neiv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ess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Pinh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ão Ram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Felíc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Gom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Nabuc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Pi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aquim Táv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ca Claudin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ca Marqu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ó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invill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dã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iteux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Bonif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a Pe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de Freit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Gonçalve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e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sé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v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ez Távo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rin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t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azei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á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at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curu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í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iz de F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Borg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de Castilh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úlio Mesqui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co do 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di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nqueir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pi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qui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em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ipirang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a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rut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cim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a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sia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aí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ti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vení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lo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ábre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cerd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a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dári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faiete Cout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m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ar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Alegr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Bonit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ano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Confus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'An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a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Den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Itae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Ped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São Francis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e Velh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Ba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Car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Ma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Ou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Gat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Sít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Pat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s Três Can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Form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Grande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Nov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lgad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ant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Se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a Verme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a Ped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 Ju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dos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inh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o Ver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guna Carap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do Bu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ad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do do Taboc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 do Muri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es Pintad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j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a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bari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ndri Sal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 da T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a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anjeir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san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st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ent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o Müll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ande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a Mangab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a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vrinh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andro Fer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bon Rég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me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nçói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berto Le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opoldo de Bulhõ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ato Salz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ber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cínio de Alme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di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Camp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a Duar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eira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e Anadi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Aj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mo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ói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dolfo Coll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har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vramento de Nossa Senho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zar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and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ba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gradou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t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u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as do Rio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ia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créc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Antôn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bur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Corre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Domin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Eduardo Magalh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ís Gom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s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 Alv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izi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miná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nardell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ér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pio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té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er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z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íb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ju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çamba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mbir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á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para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ran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ub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aúb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dô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eió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ca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inho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had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c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curu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alen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eir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dre de Deu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ãe do 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e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f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Bara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alhães de Almeid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gé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quin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n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r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iripo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Gerc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Isi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Sal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jor Vi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acache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e Ped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a dos Bo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hador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let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l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anguap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bo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o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mpitub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capuru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í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quir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au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âncio Lim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aguar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iritu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d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fri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aratib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gueir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h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icor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Emíd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Ri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Urban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oel Vitor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sid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enópoli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quin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bá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çumé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j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an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cá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gog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ia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já do S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guap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nhãozinh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an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po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 Ros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taíze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ú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avilh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aç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Ram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elino Vieir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ionílio Souz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lând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cos Parent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de Esp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Cândido 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Deodo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Florian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chal Thaumaturg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da F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a Piment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o Mo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anópoli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bon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c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ac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ândia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í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lu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g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ári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p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t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z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lié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mel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es de Sou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quin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ho Camp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tins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im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umb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 Vermelh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zag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co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pê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ssarand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de São Jo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ra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Ro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a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iro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eus Le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hias Loba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Barb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Card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as Olímp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nh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ipó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Castelh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ões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Gross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Lei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Queim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s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ozinh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nchã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riz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p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ré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tut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á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é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lând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uri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aranguap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ximil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zagã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eiros Ne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an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c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d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ei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lgaç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es Pimente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ndo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ed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cê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idi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qu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ssias Targ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Calmon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Le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guel Perei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agre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hã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lton Brand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mos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dor do Negr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do Le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as Nov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d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eiros do 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nistro Andreazz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be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ce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dou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 Estr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gu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í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i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a Ser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nte do 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el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ssol d'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a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m Doc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rinzal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ssão Velh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ajub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co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d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das Cruz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Gu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gi Mir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por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ita Bonit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juí dos Camp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aç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mb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çõ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daí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ga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jol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Gi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Hipóli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Pau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senhor Tabos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lv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n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au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e Sergip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s Camp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egr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prazív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Azul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Bel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rmel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Caste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as Gameleir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do Carm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Formo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Horeb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o Loba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irópoli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Mor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neg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Negr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Al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a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s Claro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 S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ezu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vidiu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da Nov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aúj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ira Sal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e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maç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par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e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inh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Agud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Cabeça no Temp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Fuma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a Garç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Chapéu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do Pila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do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 Reut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r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tug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ru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âmede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sor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stard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tu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za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a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jaí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amb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gê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çu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curic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itos Cap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iter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lungu do Mor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do Nov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hoz de M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err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niz Freir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ém do São Francisc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qui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bec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 dos Portel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ci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rutinga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tu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uzamb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cip Raydan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nu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ão-Me-Toqu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rand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a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érc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ivida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egant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iraí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é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are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ár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zá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r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v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mund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hande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colau Vergu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o Peça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l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a Rodrigu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nh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oaqu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po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qu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ísia Flores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iteró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br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noa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dest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mandi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rte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Aparecid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 Glóri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Dor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as Gra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Lourde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e Nazaré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Livramen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 Socorr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ssa Senhora dos Remédi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iança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lvorada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mérica da Co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ndrad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raç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Auro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ndeirante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assa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el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asilând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Brésc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mp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aã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delá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n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asti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olin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ix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rech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Piri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speranç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Europ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áti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lore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Friburg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lór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rana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ri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Guata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Hart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bi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guaçu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ndependên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or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pixun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bera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Itar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aranj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ondr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Luzi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m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aringá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ódi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onte Ver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Mutu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Nazar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des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ímp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Olinda do Norte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ádu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alm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etr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Prat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ama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denç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ese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m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osa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Bárb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Hele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i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anta Ro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err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Sou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eb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imbo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Tren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birat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Uniã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éc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enez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Viç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a Xavantin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cord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irã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legr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Aripuan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arr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Bras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abra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Cruz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Ga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ambur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Horizonte do Sul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Itacolom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Jardi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Lin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Mun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Orient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lanal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Progress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Repartiment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riz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anto Antôni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São Joaqui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irad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Triunf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ovo Xing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bido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cau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eiras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iapoqu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Óle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Cunhã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as Flo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Borg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Casa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 d'Água Gra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hos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ímpio Noro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a Nov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ndi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d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e Fáti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dos Brejinh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ira F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ivenç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ça de 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nda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atór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nd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ximin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izo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lean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oc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ó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rtigu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a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car Bressan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svaldo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tacílio Co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çang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curi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lândia do Nort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izo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F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Preto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l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ro Verde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idor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emb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ju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raim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atu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ço do Lumi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cuj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Bernar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Carva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Mar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dre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es Landim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çand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m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e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 Ped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i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jeú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estin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an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hoç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ác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re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s de Monte 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a Sol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 dos Índi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i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n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ir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el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it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m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lo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á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amb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ca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el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ntan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ão de Açúc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ga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pandu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quet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mb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at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á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omin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guaçu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ba do Su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a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bu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p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as Águ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ís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is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b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ir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mot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city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b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igua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í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an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o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ting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a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nh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ope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ty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uape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azin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d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c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elh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conh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ira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pu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quera-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is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guá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íb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miri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naram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rob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bé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e Fic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gem Franc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Quat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Se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Temp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a Vi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Camaragib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e Torr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do Sobr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 Fun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sos Ma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stos Bon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ga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o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do Muria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rocíni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ty do Alfe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Brasi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dal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'Ar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 dos Fer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Cândi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a Freit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c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no Nev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is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Afo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B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de F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Fronti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Jacint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Lop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ulo Ram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er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vussu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abir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ça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ern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 de Ser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Azu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el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Branca do Amap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 Indai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Doura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Lavr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l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Mol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 Pret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Al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Fo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de Maria da Cru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as Gran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gu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has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fons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lexandr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Caná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e Tol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do 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Gome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I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aurent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Leopo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Osó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Rég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Teix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dro Velh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e-Bo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ixoto de Azeved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juç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lo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f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alv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dênc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ed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ntecos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e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quizeir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g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iz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d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 Bar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 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qu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i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itoró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b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érola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ruíb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caria Brav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sque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ând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ol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etr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çabuç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cat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nc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a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ada Caf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ça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cuí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Cara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e 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 Rio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edade dos Ge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ê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ão Arc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ar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lõez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a Buen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menteiras do 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monh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aré-Mi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b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am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do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go-d'Águ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de São Ben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alz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inho do Val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Mach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 Pre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heiro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o Bandei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nt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IX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o XI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ro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 Carn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qu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anju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e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i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curu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Nor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í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j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mb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gu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nh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m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e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ó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ra do Bom Jesu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p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quê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ssunu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in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tub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aú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do R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es Ferrei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piri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iti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rpiritu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angu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timb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ú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iumh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c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ácido de Castr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a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i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Alegr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alto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nu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la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ão de Ped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inh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Branc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nt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Ant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as Trinchei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de José de Mou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õ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Fun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oné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Redon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s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ço Verd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cran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j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lon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a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bo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ero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mp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g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de Ped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Gross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lind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a Porã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Bom Jesu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Nor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Al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Bran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Nov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Pre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e Lacer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 Serrad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es Gest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Bel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Chiqu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dos Vola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nto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pu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angat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ciúncul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ecat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aleg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ir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cre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legre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Amazon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arrei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Bel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Calv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a Fo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Moz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e Pedra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 Mangu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dos Gaúch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peridiã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Estrel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li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err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irm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Franc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Grande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au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Murtinh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Naciona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eal do Colégi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Ri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Segu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Uni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lh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Walter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Xavie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s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eng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ag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nd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ti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Nov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uso Redon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xor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cuúb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 Fer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a Norte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inh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nchi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at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Alv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Bernard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lo Branc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Castelo Branc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Dut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Epi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Figueired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Getúl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ânio Quadr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Juscel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ennedy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Kubitschek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Luce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Médic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Nereu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Olegá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Prud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Sarney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Tancredo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arg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esidente Vencesla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e Rondôni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avera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a Cruz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meiro de Ma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cesa Isabel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fessor Jami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gress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miss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priá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otásio Alv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e de Mora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udent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gmil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re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ti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xinanã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el Ge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rto Centenár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g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pur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Bar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Irmã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tro Pont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brangul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da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 No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mad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iro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luz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rência do Nor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eved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jing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lomb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 do So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t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nze de Nov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pap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r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ssamã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andinh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terianópoli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bei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ad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lô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amob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ixeré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Godei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el Jambei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fard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mi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a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Alegr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cho Queimad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pos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ul Soa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alez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bouç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if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re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urs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çã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ento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u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eraç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ente Feijó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is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lva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ans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míg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nascenç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riutab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nde Co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Cabaç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erva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plendor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saqu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stinga Sêc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ti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as Nev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Bacamart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Dan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ão do Poç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in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as Alma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e Santo Antôn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Caval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dos Machad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o Fr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chu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lm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aná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mar Fiquen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as do Ri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Amp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a do Pomb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on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Bran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ascalhei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la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Corr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as Ne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Larg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Pinha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s Índi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i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ãozinh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o Gonçalv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beirópoli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a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c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n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ci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Az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anana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m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onit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anco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Brilhan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as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la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Cresp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 Conceiç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Ant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Flor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Ost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as Ped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Con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e Janei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Antôn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Camp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c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Fog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i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Pr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Bo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Cedr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s Índ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Espe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mos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Fortu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Grand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lând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Larg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n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Mar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egr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Novo do Sul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anaí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ar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iracic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om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Preto da Ev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Quen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e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Ruf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Son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Ti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de de Mato Gross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 Vermel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oz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quez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tá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ver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a S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ched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o Boni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el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olfo Fernande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drigues Alve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do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ân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an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lim de Mour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a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melând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cad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a Al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in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lând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ndonópoli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que Gonzal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rainópolis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a Lim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Catete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ário O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s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teir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el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áce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atab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biné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r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ss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y Barbos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áud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boeir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ra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ada Famí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gr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i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danha Mar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 Olivei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só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e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de São Félix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ado Filh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gueir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as da Margar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it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mour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o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a Divi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e Pirapo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C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Jacu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do Lont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Grand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to Velo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dor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lvater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baíb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mpa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a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cler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ov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g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har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dél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lber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Amél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L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Monte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árbara do Tugúr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anc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Brígi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armem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Pav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ecíl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lar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Cabrál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Baixa Ver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Conceiç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Esperanç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s Palm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Monte Castel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e Sal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Arari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Capibarib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Escalva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Cruz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figêni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Ernest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Aragua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é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Filome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Gertru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Hele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nê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sabel do Rio Negro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zabel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Izabel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Julia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eopoldi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úc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l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Itanhy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Nort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Luzia do Paruá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garid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Boa Vis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s Barreir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Itab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e Jetibá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Cambucá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al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 Madale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ari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erced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Môn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Boa Vis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Ponte Pens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a Varge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Cataguas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Mangu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arnaí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e Pirap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caraú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Car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Dese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Garambé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panem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Itarar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Jacar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'Ana do Livramen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a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Mundaú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Riach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Garrot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a dos Mo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nópoli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Quitéri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rém Nov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ald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Cáss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Ibitipoc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Jacu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'Oes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Itu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Novo Destin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rdo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Passa Quat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ita do Trivelat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a Se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Li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e Viterb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Purus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Ros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Sale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sinh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e Itaip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Progres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Terezinha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a Vitória do Palmar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iag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fon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 Imperatriz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as Brot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mar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astác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dr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Ângel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Alegr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Barr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atrul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 Plat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Jesu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Lisbo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ádu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e Poss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mpa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racangu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Aventur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Descobert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Gra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ç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Itamb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ci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Jard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s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Leverger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M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l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araís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inh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Planal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et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Lop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s Milagr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Sud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ntônio do Tau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Augu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Crist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stêvã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Expedit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Hipóli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 Ináci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ópolis do Aguape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 Dumont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Rio Pre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edito do Sul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Ab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apuc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Trairí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nto do Un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in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ernardo do Camp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nifác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orj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ás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Braz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e Odivel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etano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itan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arlos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óvã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Cristóv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esidér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as Dor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Azeit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pim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Nor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Pr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Domingo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lipe D'Oeste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Bals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Araguai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Corib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élix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ernand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idé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Ass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Itabapoan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Pau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e Sal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Brej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Con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Oes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Francisc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Cachoeir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a Pa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abriel do Oeste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a Pie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eraldo do Baixi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baeté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Amara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Gurguéi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ar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Abaix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 Sapuc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nçalo dos Campo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Got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erônimo da Ser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Batista do Glór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liza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arr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Bo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Canabrav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Frontei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Lago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'Alianç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Ma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araú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Po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Duas Ponte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Ser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s Miss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Urti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a Varjot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Irace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l Re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Merit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e Piraba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agu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Arrai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iu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ir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Carú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taperiú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Jaguarib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huaçu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Manten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Orie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c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raí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au d'Al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Polêsin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Rio do Peix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abu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ot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s Pa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igr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do Triunf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Evangel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ão Nepomuce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a Ba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e Bic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aquim do 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'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rge do Patrocíni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ar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ela V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Boa Vist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Coroa Gran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goa Tapa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j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Saf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s Palmeira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Tape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a Vitór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Cai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Espinhar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Mipib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iranha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Prince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Ribama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e Ub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arrei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elmo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onfim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Brejo do Cru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lçad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ampestr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d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Cerrit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Div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Egit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Goiab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erv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Hortênc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Inhacor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íp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Jacur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Mantim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Nort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Ou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eix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Pov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Cla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ar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Rio Pre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abugi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Ausent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Basíl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amp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Cordeir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eridó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Pinha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Quatro Marc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s Ramo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Vale do Rio Pre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osé do Xing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Jul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eopol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Ma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ourenç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dger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e Montes Bel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C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s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do Quitunde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ís Gonzaga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do Nort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do Para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Luiz Gonza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me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oel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nue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c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rtinh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ateu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Arcanj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aix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 Boa Vis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a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e Taipu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leix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Aragua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Fidalg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ostos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m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Guaporé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Passa Quatr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Campo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s Milag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apui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Miguel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Nicola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tr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e Olivenç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aulo do Potengi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Água Bran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Alde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Cip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a Uni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e Alcânt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Buti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Iv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Crente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s Fer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açu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Pedro do Turv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fa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as Mangabe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do Doca Bezerr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aimundo Nonat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bert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m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Roque do Canaã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alvador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Amore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ela Vis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Boa Vis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Gram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a 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e Lagoa de Roç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lt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An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C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Maranhã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Oes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raís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Pas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Pre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Rio Ver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atumã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bastião do 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epé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Sim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iag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ás de Aqu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Tomé das Let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entim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alério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endelin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o Seridó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errer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ão Vicente Férrer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eza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irang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ope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i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pucaí-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quarem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ap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do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utai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rz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átiro Di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tubinh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ba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udad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úd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chroeder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b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a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anópolis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Barro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aranjeir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astião Leal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be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de No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gred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bach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lvír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m-Peix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lexandre Cost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Amaral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aned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Cor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Elói de Souz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Firmi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eorgino Avelin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Guiomard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Ben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José Porfíri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La Rocqu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Modestino Gonçalv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Pompe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Rui Palmeir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dor Salgado Fil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a Madureira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gé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e Oliv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 Port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a dos Remédi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hor do Bonfim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inel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nto Sé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afina Corrê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c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ngueira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ér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opédic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l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Azul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Branc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Caiad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Raiz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a Sauda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e São Bent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Me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Navi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Rama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s Aimoré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 Salit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Doura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Gran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egra do Nort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 do Maran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ópolis do Iguaçu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n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Nova Dourad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Pre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Redond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ri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a Talhad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nha dos Pint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it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r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ej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ân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anópoli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 Sant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tãozinh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Bar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de Setemb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Lago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e Qued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ub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de Almei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iano Mel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verí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eró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drolândi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gefredo Pachec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 Jardim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a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 Martin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e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lvia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Dias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ão Pere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ões Fi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onés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mplício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imb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nop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queira Campo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iriri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'Aba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Ma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do Quint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ítio Novo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d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a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brál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corro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ân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edade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id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lonópol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mbr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nor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oretam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oca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rris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ssêg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re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s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outo Soar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Nort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cupira do Riachã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 Mennucc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 Brasi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l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ar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é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idouro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rubi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ssuapar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ápoli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zan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orã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pu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ating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ir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ão da Ser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cão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cas do Brejo Vel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oleiro Grande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buleiro do Nort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imbó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arat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im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cur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guating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aç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lând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ob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as do Tocan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p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iúv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lismã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ndaré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ara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aú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mboril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ab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ará da Ser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guá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haçu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'Arc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e Nov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nquinh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ru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au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j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roá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mut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irati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purah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çu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l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an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inga do Nor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iva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çu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quarussu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ba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auacá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rafas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tarugalzinho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rumirim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sso Fragoso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tuí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ubat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va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fé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de Freit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a Soares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ixeirópolis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ç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jupá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êmaco Borb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h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Anani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Laurentino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ente Portel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nóri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doro Sampai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fi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ófilo Oton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lândi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otônio Vilel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no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ina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sópoli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inh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ezópolis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Al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Bo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de Are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Nova do Nort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ic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Rox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rra Sant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souro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utôn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eobrom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angu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g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bau do Su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etê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grinh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jucas do Sul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aúba dos Batista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é do Su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ira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ó Grand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bur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on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móte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o Hug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adentes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ir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bias Barreto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ín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ópoli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antin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cos do Moji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le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r do Geru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azin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bo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mé-Aç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nantins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ixoréu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op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 de Ped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rrinh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ros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bij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ateu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cunhaém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pu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ão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i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jano de Morae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mandaí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vessei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dal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membé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Arroi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Barr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acho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açõe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Coro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de Mai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orquilh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Fronteir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Lagoas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Mari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lmeir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ass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Pont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ancho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ês Rio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vis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de Mai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eze Tília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ndade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unfo Potigua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zidela do Val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a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ombudo Central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bar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an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mã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nduv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curuí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f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iuti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miriti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ápoli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as do Paraná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eiras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ntu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ciguar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ating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ciretã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nd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aretam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ãssi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m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piratins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açu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lând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iú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malin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çu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uru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ân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elândi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rv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utói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rini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auá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á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ír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itab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jar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porang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ran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ã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atub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a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er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jar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atã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biretam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cho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baí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mutã-R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pur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iraú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lianópolis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arizal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aúba-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na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ratib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buzeiro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irim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uaram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aí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Ser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a Vitór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Oeste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s Palmares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do Sul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ão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flor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nistald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anem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í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andi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âni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o Sant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çu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na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ará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ici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buretam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â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ará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c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ç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curituba-A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guaian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oc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á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em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pê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ssang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utaí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ting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c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e São Domingos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Anari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Paraíso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do So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ç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ntim Gent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Rea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e Verd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inho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lparaíso de Goiá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ini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ão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egr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Alt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Bonit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Rio Pard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do Su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em Grande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g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ão de Min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jota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re-Sai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Alegre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Branca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Palm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a Roç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do Poç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Grande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Nov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árzea Paulist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do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z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ssouras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zant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âncio Ai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da Nova do Imigrante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ha-Ve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ania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nturos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Cruz do Oeste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 Mendes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anópoli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jante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de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edinh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íssim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melho Nov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 do Léri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rtentes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spasiano Corrê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duto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mã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a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ência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e Dutr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a-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entinópolis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-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çosa do Ceará-C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ctor Graeff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al Ramo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deir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a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eirópolis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gi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ela da Santíssima Trindade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Boa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-R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Flor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Lângaro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Mar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Piauí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s Martírios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Nova do Sul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avã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Propício-G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Rica-M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alério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a Velh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lhena-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nhed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adour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em da Lap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ín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inópolis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golândia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mond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conde do Rio Branco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e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Alto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Alegre do Prat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Gaúch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sta Serrana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-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Brasil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 Conquista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as Missões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e Santo Antão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Jari-A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Mearim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ória do Xingu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ino Freire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tor Meireles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Grande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lta Redonda-RJ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orantim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otuporanga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gner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ll Ferraz-P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ândia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anderley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MG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Braz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nceslau Guimarães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estfália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tmarsu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ioá-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mbrê-P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gri-lá-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nxerê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puri-A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vantina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axim-SC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exéu-P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nguara-P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ique-Xique-B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belê-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acarias-S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é Doca-M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ortéa-SC</text:p>
          </table:table-cell>
          <table:table-cell/>
        </table:table-row>
      </table:table>
      <table:table table:name="parametros_vertice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table:style-name="ce132" office:value-type="string" calcext:value-type="string" table:number-columns-spanned="1" table:number-rows-spanned="2">
            <text:p>Parâmetros para a tabela de Vértices</text:p>
          </table:table-cell>
          <table:table-cell table:number-columns-repeated="4"/>
        </table:table-row>
        <table:table-row table:style-name="ro2">
          <table:covered-table-cell/>
          <table:table-cell table:number-columns-repeated="3"/>
          <table:table-cell office:value-type="string" calcext:value-type="string">
            <text:p>* OBSERVAÇÕES</text:p>
          </table:table-cell>
        </table:table-row>
        <table:table-row table:style-name="ro2">
          <table:table-cell/>
          <table:table-cell table:style-name="ce133" office:value-type="string" calcext:value-type="string">
            <text:p>Campo</text:p>
          </table:table-cell>
          <table:table-cell table:style-name="ce133" office:value-type="string" calcext:value-type="string">
            <text:p>Valor</text:p>
          </table:table-cell>
          <table:table-cell/>
          <table:table-cell office:value-type="string" calcext:value-type="string">
            <text:p>- Reinicializar o arquivo para alterar os valores dos parâmetros</text:p>
          </table:table-cell>
        </table:table-row>
        <table:table-row table:style-name="ro2">
          <table:table-cell table:style-name="ce133" office:value-type="string" calcext:value-type="string">
            <text:p>Nome do vértice</text:p>
          </table:table-cell>
          <table:table-cell office:value-type="string" calcext:value-type="string">
            <text:p>Número caracteres p/ Técni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 Não alterar os locais das células de 'Campo' e 'Valor'</text:p>
          </table:table-cell>
        </table:table-row>
        <table:table-row table:style-name="ro2">
          <table:table-cell/>
          <table:table-cell office:value-type="string" calcext:value-type="string">
            <text:p>Separador de campo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 Não acrescentar novas linhas</text:p>
          </table:table-cell>
        </table:table-row>
        <table:table-row table:style-name="ro2">
          <table:table-cell/>
          <table:table-cell office:value-type="string" calcext:value-type="string">
            <text:p>Tipo de vértices</text:p>
          </table:table-cell>
          <table:table-cell office:value-type="string" calcext:value-type="string">
            <text:p>M;P;V</text:p>
          </table:table-cell>
          <table:table-cell/>
          <table:table-cell office:value-type="string" calcext:value-type="string">
            <text:p>- O campos são lidos na macro "Perimetro.setParamsVertice"</text:p>
          </table:table-cell>
        </table:table-row>
        <table:table-row table:style-name="ro2">
          <table:table-cell/>
          <table:table-cell table:style-name="ce134" office:value-type="string" calcext:value-type="string">
            <text:p>Tipo de limites</text:p>
          </table:table-cell>
          <table:table-cell table:style-name="ce134" office:value-type="string" calcext:value-type="string">
            <text:p>LA1;LA2;LA3;LA4;LA5;LA6;LA7;LN1;LN2;LN3;LN4;LN5;LN6</text:p>
          </table:table-cell>
          <table:table-cell table:number-columns-repeated="2"/>
        </table:table-row>
        <table:table-row table:style-name="ro2">
          <table:table-cell/>
          <table:table-cell table:style-name="ce134" office:value-type="string" calcext:value-type="string">
            <text:p>Tipo de posicionamentos</text:p>
          </table:table-cell>
          <table:table-cell table:style-name="ce134" office:value-type="string" calcext:value-type="string">
            <text:p>PA1;PA2;PA3;PB1;PB2;PG1;PG2;PG3;PG4;PG5;PG6;PG7;PG8;PG9;PS1;PS2;PS3;PS4;PT1;PT2;PT3;PT4;PT5;PT6;PT7;PT8</text:p>
          </table:table-cell>
          <table:table-cell table:number-columns-repeated="2"/>
        </table:table-row>
        <table:table-row table:style-name="ro2">
          <table:table-cell/>
          <table:table-cell table:style-name="ce134" office:value-type="string" calcext:value-type="string">
            <text:p>Total do número sequencia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3" office:value-type="string" calcext:value-type="string">
            <text:p>Tipo de Coordenada</text:p>
          </table:table-cell>
          <table:table-cell office:value-type="string" calcext:value-type="string">
            <text:p>Dígitos decimais para UT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Geográfic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ig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ígitos decimais para Segundo(GMS)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E (UTM)</text:p>
          </table:table-cell>
          <table:table-cell office:value-type="float" office:value="834300" calcext:value-type="float">
            <text:p>8343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E (UTM)</text:p>
          </table:table-cell>
          <table:table-cell office:value-type="float" office:value="165700" calcext:value-type="float">
            <text:p>1657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ong (Geográfica)</text:p>
          </table:table-cell>
          <table:table-cell table:style-name="ce135" office:value-type="float" office:value="-34.79166667" calcext:value-type="float">
            <text:p>-34,791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ong (Geográfica)</text:p>
          </table:table-cell>
          <table:table-cell table:style-name="ce135" office:value-type="float" office:value="-73.99222222" calcext:value-type="float">
            <text:p>-73,99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N (UTM)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N (UTM)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áximo para Lat (Geográfica)</text:p>
          </table:table-cell>
          <table:table-cell table:style-name="ce135" office:value-type="float" office:value="5.27222222" calcext:value-type="float">
            <text:p>5,27222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lor mínimo para Lat (Geográfica)</text:p>
          </table:table-cell>
          <table:table-cell table:style-name="ce135" office:value-type="float" office:value="-33.75083333" calcext:value-type="float">
            <text:p>-33,750833</text:p>
          </table:table-cell>
          <table:table-cell table:number-columns-repeated="2"/>
        </table:table-row>
      </table:table>
      <table:table table:name="parametros_imovel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table:table-column table:style-name="co36" table:default-cell-style-name="Default"/>
        <table:table-column table:style-name="co37" table:default-cell-style-name="ce147"/>
        <table:table-column table:style-name="co38" table:default-cell-style-name="ce148"/>
        <table:table-column table:style-name="co39" table:default-cell-style-name="ce148"/>
        <table:table-column table:style-name="co40" table:default-cell-style-name="ce148"/>
        <table:table-column table:style-name="co13" table:default-cell-style-name="Default"/>
        <table:table-column table:style-name="co13" table:default-cell-style-name="ce150"/>
        <table:table-row table:style-name="ro2">
          <table:table-cell table:style-name="ce120" office:value-type="string" calcext:value-type="string" table:number-columns-spanned="1" table:number-rows-spanned="2">
            <text:p>Parâmetros para a validação de Imóveis</text:p>
          </table:table-cell>
          <table:table-cell table:style-name="Default" table:number-columns-repeated="4"/>
          <table:table-cell/>
          <table:table-cell table:style-name="Default"/>
        </table:table-row>
        <table:table-row table:style-name="ro2">
          <table:covered-table-cell/>
          <table:table-cell table:style-name="Default" table:number-columns-repeated="4"/>
          <table:table-cell/>
          <table:table-cell table:style-name="Default"/>
        </table:table-row>
        <table:table-row table:style-name="ro2">
          <table:table-cell table:style-name="ce145" office:value-type="string" calcext:value-type="string">
            <text:p>Natureza da área</text:p>
          </table:table-cell>
          <table:table-cell table:style-name="ce120"/>
          <table:table-cell table:style-name="ce120" office:value-type="string" calcext:value-type="string">
            <text:p>Imóvel Registrado</text:p>
          </table:table-cell>
          <table:table-cell table:style-name="ce120" office:value-type="string" calcext:value-type="string">
            <text:p>Área Titulada não Registrada</text:p>
          </table:table-cell>
          <table:table-cell table:style-name="ce120" office:value-type="string" calcext:value-type="string">
            <text:p>Área não Titulada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Natureza da área/Situação = Valor lógico</text:p>
          </table:table-cell>
          <table:table-cell office:value-type="string" calcext:value-type="string">
            <text:p>Assentamento</text:p>
          </table:table-cell>
          <table:table-cell table:number-columns-repeated="3" office:value-type="boolean" office:boolean-value="true" calcext:value-type="boolean">
            <text:p>VERDADEIRO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* Células formatadas 'Logica'</text:p>
          </table:table-cell>
          <table:table-cell office:value-type="string" calcext:value-type="string">
            <text:p>Estrada</text:p>
          </table:table-cell>
          <table:table-cell table:number-columns-repeated="2" office:value-type="boolean" office:boolean-value="2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** Valor Lógico (Português):</text:p>
          </table:table-cell>
          <table:table-cell office:value-type="string" calcext:value-type="string">
            <text:p>Ferrovia</text:p>
          </table:table-cell>
          <table:table-cell table:number-columns-repeated="2" office:value-type="boolean" office:boolean-value="3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 table:style-name="ce146" office:value-type="boolean" office:boolean-value="true" calcext:value-type="boolean">
            <text:p>VERDADEIRO</text:p>
          </table:table-cell>
          <table:table-cell office:value-type="string" calcext:value-type="string">
            <text:p>Floresta Pública</text:p>
          </table:table-cell>
          <table:table-cell table:number-columns-repeated="2" office:value-type="boolean" office:boolean-value="4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leba Pública</text:p>
          </table:table-cell>
          <table:table-cell table:number-columns-repeated="2" office:value-type="boolean" office:boolean-value="5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rticular</text:p>
          </table:table-cell>
          <table:table-cell table:number-columns-repeated="2" office:value-type="boolean" office:boolean-value="6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ímetro Urbano</text:p>
          </table:table-cell>
          <table:table-cell table:number-columns-repeated="2" office:value-type="boolean" office:boolean-value="7" calcext:value-type="boolean">
            <text:p>VERDADEIRO</text:p>
          </table:table-cell>
          <table:table-cell office:value-type="boolean" office:boolean-value="2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a Indígena</text:p>
          </table:table-cell>
          <table:table-cell table:number-columns-repeated="2" office:value-type="boolean" office:boolean-value="8" calcext:value-type="boolean">
            <text:p>VERDADEIRO</text:p>
          </table:table-cell>
          <table:table-cell table:style-name="ce149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de Marinha</text:p>
          </table:table-cell>
          <table:table-cell table:number-columns-repeated="2" office:value-type="boolean" office:boolean-value="9" calcext:value-type="boolean">
            <text:p>VERDADEIRO</text:p>
          </table:table-cell>
          <table:table-cell table:style-name="ce149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eno Marginal</text:p>
          </table:table-cell>
          <table:table-cell table:number-columns-repeated="2" office:value-type="boolean" office:boolean-value="10" calcext:value-type="boolean">
            <text:p>VERDADEIRO</text:p>
          </table:table-cell>
          <table:table-cell table:style-name="ce149" office:value-type="boolean" office:boolean-value="true" calcext:value-type="boolean">
            <text:p>VERDADEIR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rritório Quilombola</text:p>
          </table:table-cell>
          <table:table-cell table:number-columns-repeated="2" office:value-type="boolean" office:boolean-value="11" calcext:value-type="boolean">
            <text:p>VERDADEIRO</text:p>
          </table:table-cell>
          <table:table-cell office:value-type="boolean" office:boolean-value="false" calcext:value-type="boolean">
            <text:p>FALS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dade de Conservação</text:p>
          </table:table-cell>
          <table:table-cell table:number-columns-repeated="2" office:value-type="boolean" office:boolean-value="12" calcext:value-type="boolean">
            <text:p>VERDADEIRO</text:p>
          </table:table-cell>
          <table:table-cell table:style-name="ce149" office:value-type="boolean" office:boolean-value="true" calcext:value-type="boolean">
            <text:p>VERDADEIRO</text:p>
          </table:table-cell>
          <table:table-cell table:number-columns-repeated="2"/>
        </table:table-row>
      </table:table>
      <table:table table:name="parametros_vertice_valida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ce74"/>
        <table:table-column table:style-name="co44" table:number-columns-repeated="9" table:default-cell-style-name="Default"/>
        <table:table-column table:style-name="co45" table:default-cell-style-name="Default"/>
        <table:table-column table:style-name="co13" table:number-columns-repeated="16371" table:default-cell-style-name="Default"/>
        <table:table-row table:style-name="ro2">
          <table:table-cell table:style-name="ce70" office:value-type="string" calcext:value-type="string" table:number-columns-spanned="1" table:number-rows-spanned="2">
            <text:p>Parâmetros para a validação de vértices</text:p>
          </table:table-cell>
          <table:table-cell table:style-name="ce74"/>
          <table:table-cell/>
          <table:table-cell table:style-name="ce74" table:number-columns-repeated="58"/>
          <table:table-cell table:number-columns-repeated="16323"/>
        </table:table-row>
        <table:table-row table:style-name="ro2">
          <table:covered-table-cell table:style-name="ce136" table:content-validation-name="val3"/>
          <table:table-cell table:style-name="ce136" table:content-validation-name="val3" table:number-columns-spanned="3" table:number-rows-spanned="1"/>
          <table:covered-table-cell table:number-columns-repeated="2" table:style-name="ce136" table:content-validation-name="val3"/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2" table:content-validation-name="val3" office:value-type="string" calcext:value-type="string">
            <text:p>Código</text:p>
          </table:table-cell>
          <table:table-cell table:style-name="ce72" table:content-validation-name="val3" office:value-type="string" calcext:value-type="string">
            <text:p>Tipo de Limite</text:p>
          </table:table-cell>
          <table:table-cell table:style-name="ce72" table:content-validation-name="val3" office:value-type="string" calcext:value-type="string">
            <text:p>Tipo de Vértice</text:p>
          </table:table-cell>
          <table:table-cell table:style-name="ce72" table:content-validation-name="val3" office:value-type="string" calcext:value-type="string">
            <text:p>Precisão(m)</text:p>
          </table:table-cell>
          <table:table-cell table:style-name="ce74" office:value-type="string" calcext:value-type="string">
            <text:p>Limite superior (incluso)</text:p>
          </table:table-cell>
          <table:table-cell table:style-name="ce74" table:number-columns-repeated="56"/>
          <table:table-cell table:number-columns-repeated="16323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4" office:value-type="string" calcext:value-type="string">
            <text:p>* Reinicializar o arquivo para alterar os valores dos parâmetros</text:p>
          </table:table-cell>
          <table:table-cell table:style-name="ce74" table:number-columns-repeated="55"/>
          <table:table-cell table:number-columns-repeated="16323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6" office:value-type="string" calcext:value-type="string">
            <text:p>**A ordem das linhas definem a precisão nos casos dos vértice que fazem divisa entre tipos de limite (Mesmo código e vértice)</text:p>
          </table:table-cell>
          <table:table-cell table:style-name="ce74" table:number-columns-repeated="55"/>
          <table:table-cell table:number-columns-repeated="16323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6"/>
          <table:table-cell table:style-name="ce74" table:number-columns-repeated="55"/>
          <table:table-cell table:number-columns-repeated="16323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/>
          <table:table-cell table:style-name="ce76" office:value-type="string" calcext:value-type="string">
            <text:p>*** O tipo de limite possui valor do Grupo: <text:s/>LN(Limite Natural) e (LA)Limite Artificial</text:p>
          </table:table-cell>
          <table:table-cell table:style-name="ce74" table:number-columns-repeated="55"/>
          <table:table-cell table:number-columns-repeated="16323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4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4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5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7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8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G9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1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2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style-name="ce74" table:number-columns-repeated="57"/>
          <table:table-cell table:number-columns-repeated="16323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3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4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5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M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P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N</text:p>
          </table:table-cell>
          <table:table-cell table:style-name="ce73" office:value-type="string" calcext:value-type="string">
            <text:p>V</text:p>
          </table:table-cell>
          <table:table-cell table:style-name="ce75" office:value-type="float" office:value="3" calcext:value-type="float">
            <text:p>3,00</text:p>
          </table:table-cell>
          <table:table-cell table:number-columns-repeated="16380"/>
        </table:table-row>
        <table:table-row table:style-name="ro2">
          <table:table-cell table:style-name="ce73" office:value-type="string" calcext:value-type="string">
            <text:p>PT6</text:p>
          </table:table-cell>
          <table:table-cell table:style-name="ce73" office:value-type="string" calcext:value-type="string">
            <text:p>LA</text:p>
          </table:table-cell>
          <table:table-cell table:style-name="ce73" office:value-type="string" calcext:value-type="string">
            <text:p>V</text:p>
          </table:table-cell>
          <table:table-cell table:style-name="ce75" office:value-type="float" office:value="0.5" calcext:value-type="float">
            <text:p>0,50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M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T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P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3</text:p>
          </table:table-cell>
          <table:table-cell office:value-type="string" calcext:value-type="string">
            <text:p>LA7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A3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B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style-name="ce162" table:number-columns-repeated="16380"/>
        </table:table-row>
        <table:table-row table:style-name="ro2">
          <table:table-cell table:style-name="ce74" office:value-type="string" calcext:value-type="string">
            <text:p>PB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style-name="ce162" table:number-columns-repeated="16380"/>
        </table:table-row>
        <table:table-row table:style-name="ro2">
          <table:table-cell table:style-name="ce74" office:value-type="string" calcext:value-type="string">
            <text:p>PB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162" table:number-columns-repeated="16380"/>
        </table:table-row>
        <table:table-row table:style-name="ro2">
          <table:table-cell table:style-name="ce74" office:value-type="string" calcext:value-type="string">
            <text:p>PB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162" table:number-columns-repeated="16380"/>
        </table:table-row>
        <table:table-row table:style-name="ro2">
          <table:table-cell table:style-name="ce74" office:value-type="string" calcext:value-type="string">
            <text:p>PS1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  <table:table-cell table:style-name="ce162" table:number-columns-repeated="16323"/>
        </table:table-row>
        <table:table-row table:style-name="ro2">
          <table:table-cell table:style-name="ce74" office:value-type="string" calcext:value-type="string">
            <text:p>PS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57"/>
          <table:table-cell table:style-name="ce162" table:number-columns-repeated="16323"/>
        </table:table-row>
        <table:table-row table:style-name="ro2">
          <table:table-cell table:style-name="ce74" office:value-type="string" calcext:value-type="string">
            <text:p>PS2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57"/>
          <table:table-cell table:style-name="ce162" table:number-columns-repeated="16323"/>
        </table:table-row>
        <table:table-row table:style-name="ro2">
          <table:table-cell table:style-name="ce74" office:value-type="string" calcext:value-type="string">
            <text:p>PS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S3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S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S4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V</text:p>
          </table:table-cell>
          <table:table-cell office:value-type="float" office:value="7.5" calcext:value-type="float">
            <text:p>7,5</text:p>
          </table:table-cell>
          <table:table-cell table:number-columns-repeated="16380"/>
        </table:table-row>
        <table:table-row table:style-name="ro2">
          <table:table-cell table:style-name="ce74" office:value-type="string" calcext:value-type="string">
            <text:p>PS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float" office:value="0.5" calcext:value-type="float">
            <text:p>0,5</text:p>
          </table:table-cell>
          <table:table-cell table:number-columns-repeated="16380"/>
        </table:table-row>
        <table:table-row table:style-name="ro2" table:number-rows-repeated="124">
          <table:table-cell table:style-name="ce74"/>
          <table:table-cell table:number-columns-repeated="16383"/>
        </table:table-row>
        <table:table-row table:style-name="ro2" table:number-rows-repeated="10483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ametros_vertice_validacao_excecao" table:style-name="ta2" table:protected="true" table:protection-key="0JH//jgxM6fwuCNDEjKMbo8kKC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ce74"/>
        <table:table-column table:style-name="co44" table:number-columns-repeated="8" table:default-cell-style-name="Default"/>
        <table:table-column table:style-name="co45" table:default-cell-style-name="Default"/>
        <table:table-column table:style-name="co13" table:number-columns-repeated="48" table:default-cell-style-name="Default"/>
        <table:table-row table:style-name="ro5">
          <table:table-cell table:style-name="ce70" office:value-type="string" calcext:value-type="string" table:number-columns-spanned="1" table:number-rows-spanned="2">
            <text:p>Parâmetros para a validação de vértices exceção</text:p>
          </table:table-cell>
          <table:table-cell table:style-name="ce74"/>
          <table:table-cell/>
          <table:table-cell table:style-name="ce74" table:number-columns-repeated="57"/>
        </table:table-row>
        <table:table-row table:style-name="ro2">
          <table:covered-table-cell table:style-name="ce136" table:content-validation-name="val3"/>
          <table:table-cell table:style-name="ce136" table:content-validation-name="val3" table:number-columns-spanned="2" table:number-rows-spanned="1"/>
          <table:covered-table-cell table:style-name="ce136" table:content-validation-name="val3"/>
          <table:table-cell table:style-name="ce74" table:number-columns-repeated="57"/>
        </table:table-row>
        <table:table-row table:style-name="ro2">
          <table:table-cell table:style-name="ce72" table:content-validation-name="val3" office:value-type="string" calcext:value-type="string">
            <text:p>Código</text:p>
          </table:table-cell>
          <table:table-cell table:style-name="ce72" table:content-validation-name="val3" office:value-type="string" calcext:value-type="string">
            <text:p>Tipo de Limite</text:p>
          </table:table-cell>
          <table:table-cell table:style-name="ce72" table:content-validation-name="val3" office:value-type="string" calcext:value-type="string">
            <text:p>Tipo de Vértice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S1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S2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/>
          <table:table-cell table:style-name="ce74" office:value-type="string" calcext:value-type="string">
            <text:p>* Reinicializar o arquivo para alterar os valores dos parâmetros</text:p>
          </table:table-cell>
          <table:table-cell table:style-name="ce74" table:number-columns-repeated="55"/>
        </table:table-row>
        <table:table-row table:style-name="ro2">
          <table:table-cell table:style-name="ce73" office:value-type="string" calcext:value-type="string">
            <text:p>PS3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 table:number-columns-repeated="57"/>
        </table:table-row>
        <table:table-row table:style-name="ro2">
          <table:table-cell table:style-name="ce73" office:value-type="string" calcext:value-type="string">
            <text:p>PS4</text:p>
          </table:table-cell>
          <table:table-cell table:style-name="ce73" office:value-type="string" calcext:value-type="string">
            <text:p>LA1</text:p>
          </table:table-cell>
          <table:table-cell table:style-name="ce73" office:value-type="string" calcext:value-type="string">
            <text:p>V</text:p>
          </table:table-cell>
          <table:table-cell table:style-name="ce74"/>
          <table:table-cell table:style-name="ce76"/>
          <table:table-cell table:style-name="ce74" table:number-columns-repeated="55"/>
        </table:table-row>
        <table:table-row table:style-name="ro2" table:number-rows-repeated="2">
          <table:table-cell table:style-name="ce73" table:number-columns-repeated="3"/>
          <table:table-cell table:style-name="ce74"/>
          <table:table-cell table:style-name="ce76"/>
          <table:table-cell table:style-name="ce74" table:number-columns-repeated="55"/>
        </table:table-row>
        <table:table-row table:style-name="ro2" table:number-rows-repeated="32">
          <table:table-cell table:style-name="ce73" table:number-columns-repeated="3"/>
          <table:table-cell table:style-name="ce74" table:number-columns-repeated="57"/>
        </table:table-row>
        <table:table-row table:style-name="ro2" table:number-rows-repeated="16">
          <table:table-cell table:style-name="ce73" table:number-columns-repeated="3"/>
          <table:table-cell table:number-columns-repeated="57"/>
        </table:table-row>
        <table:table-row table:style-name="ro2" table:number-rows-repeated="146">
          <table:table-cell table:style-name="ce74"/>
          <table:table-cell table:number-columns-repeated="59"/>
        </table:table-row>
        <table:table-row table:style-name="ro2" table:number-rows-repeated="1048372">
          <table:table-cell table:number-columns-repeated="60"/>
        </table:table-row>
        <table:table-row table:style-name="ro2">
          <table:table-cell table:number-columns-repeated="60"/>
        </table:table-row>
      </table:table>
      <table:named-expressions/>
      <table:database-ranges>
        <table:database-range table:name="__Anonymous_Sheet_DB__3" table:target-range-address="parametros_controles.B23:parametros_controles.B55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decimal-places="0" number:min-integer-digits="1" number:grouping="true"/>
      <number:text> </number:text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R$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decimal-places="2" number:min-integer-digits="1" number:grouping="true"/>
      <number:text> </number:text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R$ 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0" number:min-decimal-places="0" number:min-integer-digits="11"/>
    </number:number-style>
    <number:number-style style:name="N151P0" style:volatile="true">
      <number:text>Sim</number:text>
    </number:number-style>
    <number:number-style style:name="N151P1" style:volatile="true">
      <number:text>Sim</number:text>
    </number:number-style>
    <number:number-style style:name="N151">
      <number:text>Nã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Verdadeiro</number:text>
    </number:number-style>
    <number:number-style style:name="N153P1" style:volatile="true">
      <number:text>Verdadeiro</number:text>
    </number:number-style>
    <number:number-style style:name="N153">
      <number:text>Fals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Ativar</number:text>
    </number:number-style>
    <number:number-style style:name="N155P1" style:volatile="true">
      <number:text>Ativar</number:text>
    </number:number-style>
    <number:number-style style:name="N155">
      <number:text>Desativar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59P0" style:volatile="true">
      <number:text>R$ </number:text>
      <number:number number:decimal-places="0" number:min-decimal-places="0" number:min-integer-digits="1" number:grouping="true"/>
    </number:number-style>
    <number:number-style style:name="N159">
      <number:text>-R$ 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text>R$ </number:text>
      <number:number number:decimal-places="0" number:min-decimal-places="0" number:min-integer-digits="1" number:grouping="true"/>
    </number:number-style>
    <number:number-style style:name="N160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">
      <number:text>R$ </number:text>
      <number:number number:decimal-places="2" number:min-decimal-places="2" number:min-integer-digits="1" number:grouping="true"/>
    </number:number-style>
    <number:number-style style:name="N162P0" style:volatile="true">
      <number:text>R$ </number:text>
      <number:number number:decimal-places="2" number:min-decimal-places="2" number:min-integer-digits="1" number:grouping="true"/>
    </number:number-style>
    <number:number-style style:name="N162">
      <number:text>-R$ 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text>R$ 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67P2" style:volatile="true">
      <number:text> R$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R$ 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3" number:min-decimal-places="3" number:min-integer-digits="1" number:grouping="true"/>
      <number:text> </number:text>
    </number:number-style>
    <number:number-style style:name="N174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number:min-decimal-places="2" number:min-integer-digits="1"/>
      <number:text> </number:text>
    </number:number-style>
    <number:number-style style:name="N179">
      <number:text>(</number:text>
      <number:number number:decimal-places="2" number:min-decimal-places="2" number:min-integer-digits="1"/>
      <number:text>)</number:text>
      <style:map style:condition="value()&gt;=0" style:apply-style-name="N179P0"/>
    </number:number-style>
    <number:number-style style:name="N180">
      <number:number number:decimal-places="4" number:min-decimal-places="4" number:min-integer-digits="1" number:grouping="true"/>
    </number:number-style>
    <number:number-style style:name="N181">
      <number:number number:decimal-places="0" number:min-decimal-places="0" number:min-integer-digits="0">
        <number:embedded-text number:position="2">-</number:embedded-text>
      </number:number>
    </number:number-style>
    <number:number-style style:name="N182">
      <number:text> $ </number:text>
      <number:number number:decimal-places="2" number:min-decimal-places="2" number:min-integer-digits="1" number:grouping="true"/>
      <number:text> </number:text>
    </number:number-style>
    <number:number-style style:name="N183">
      <number:text> $ (</number:text>
      <number:number number:decimal-places="2" number:min-decimal-places="2" number:min-integer-digits="1" number:grouping="true"/>
      <number:text>)</number:text>
    </number:number-style>
    <number:number-style style:name="N184">
      <number:text> $ - </number:text>
    </number:number-style>
    <number:number-style style:name="N185P0" style:volatile="true">
      <number:text> $ </number:text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$ (</number:text>
      <number:number number:decimal-places="2" number:min-decimal-places="2" number:min-integer-digits="1" number:grouping="true"/>
      <number:text>)</number:text>
    </number:number-style>
    <number:number-style style:name="N185P2" style:volatile="true">
      <number:text> $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text> $ </number:text>
      <number:number number:decimal-places="0" number:min-decimal-places="0" number:min-integer-digits="1" number:grouping="true"/>
      <number:text> </number:text>
    </number:number-style>
    <number:number-style style:name="N187">
      <number:text> $ (</number:text>
      <number:number number:decimal-places="0" number:min-decimal-places="0" number:min-integer-digits="1" number:grouping="true"/>
      <number:text>)</number:text>
    </number:number-style>
    <number:number-style style:name="N188P0" style:volatile="true">
      <number:text> $ </number:text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$ (</number:text>
      <number:number number:decimal-places="0" number:min-decimal-places="0" number:min-integer-digits="1" number:grouping="true"/>
      <number:text>)</number:text>
    </number:number-style>
    <number:number-style style:name="N188P2" style:volatile="true">
      <number:text> $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text>  (</number:text>
      <number:number number:decimal-places="2" number:min-decimal-places="2" number:min-integer-digits="1" number:grouping="true"/>
      <number:text>)</number:text>
    </number:number-style>
    <number:number-style style:name="N190">
      <number:text>  - </number:text>
    </number:number-style>
    <number:number-style style:name="N191P0" style:volatile="true"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91P2" style:volatile="true">
      <number:text> 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text>  (</number:text>
      <number:number number:decimal-places="0" number:min-decimal-places="0" number:min-integer-digits="1" number:grouping="true"/>
      <number:text>)</number:text>
    </number:number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93P2" style:volatile="true">
      <number:text>  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20" number:min-decimal-places="20" number:min-integer-digits="1"/>
    </number:number-style>
    <number:number-style style:name="N195">
      <number:number number:decimal-places="6" number:min-decimal-places="6" number:min-integer-digits="1"/>
    </number:number-style>
    <number:number-style style:name="N10114" number:language="pt" number:country="BR">
      <number:number number:decimal-places="3" number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23:58:00.0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motta </meta:initial-creator>
    <meta:creation-date>2013-02-07T23:11:31</meta:creation-date>
    <meta:generator>LibreOffice/7.6.7.2$Windows_X86_64 LibreOffice_project/dd47e4b30cb7dab30588d6c79c651f218165e3c5</meta:generator>
    <dc:date>2024-06-05T23:59:33.269000000</dc:date>
    <meta:editing-duration>P1DT14H46M13S</meta:editing-duration>
    <meta:editing-cycles>126</meta:editing-cycles>
    <meta:document-statistic meta:table-count="8" meta:cell-count="6106" meta:object-count="14"/>
  </office:meta>
</office:document-meta>
</file>